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2" style:family="table-column">
      <style:table-column-properties fo:break-before="auto" style:column-width="3.598cm"/>
    </style:style>
    <style:style style:name="co13" style:family="table-column">
      <style:table-column-properties fo:break-before="auto" style:column-width="5.323cm"/>
    </style:style>
    <style:style style:name="co16" style:family="table-column">
      <style:table-column-properties fo:break-before="auto" style:column-width="25.142cm"/>
    </style:style>
    <style:style style:name="co17" style:family="table-column">
      <style:table-column-properties fo:break-before="auto" style:column-width="1.399cm"/>
    </style:style>
    <style:style style:name="co18" style:family="table-column">
      <style:table-column-properties fo:break-before="auto" style:column-width="1.145cm"/>
    </style:style>
    <style:style style:name="co19" style:family="table-column">
      <style:table-column-properties fo:break-before="auto" style:column-width="0.991cm"/>
    </style:style>
    <style:style style:name="co20" style:family="table-column">
      <style:table-column-properties fo:break-before="auto" style:column-width="4.521cm"/>
    </style:style>
    <style:style style:name="co21" style:family="table-column">
      <style:table-column-properties fo:break-before="auto" style:column-width="11.494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1.469cm" fo:break-before="auto" style:use-optimal-row-height="true"/>
    </style:style>
    <style:style style:name="ro7" style:family="table-row">
      <style:table-row-properties style:row-height="0.564cm" fo:break-before="auto" style:use-optimal-row-height="true"/>
    </style:style>
    <style:style style:name="ro9" style:family="table-row">
      <style:table-row-properties style:row-height="2.418cm" fo:break-before="auto" style:use-optimal-row-height="true"/>
    </style:style>
    <style:style style:name="ro10" style:family="table-row">
      <style:table-row-properties style:row-height="2.895cm" fo:break-before="auto" style:use-optimal-row-height="true"/>
    </style:style>
    <style:style style:name="ro11" style:family="table-row">
      <style:table-row-properties style:row-height="1.944cm" fo:break-before="auto" style:use-optimal-row-height="true"/>
    </style:style>
    <style:style style:name="ro12" style:family="table-row">
      <style:table-row-properties style:row-height="1.469cm" fo:break-before="auto" style:use-optimal-row-height="true"/>
    </style:style>
    <style:style style:name="ro13" style:family="table-row">
      <style:table-row-properties style:row-height="4.318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9" style:family="table-row">
      <style:table-row-properties style:row-height="0.859cm" fo:break-before="auto" style:use-optimal-row-height="true"/>
    </style:style>
    <style:style style:name="ro20" style:family="table-row">
      <style:table-row-properties style:row-height="1.085cm" fo:break-before="auto" style:use-optimal-row-height="true"/>
    </style:style>
    <style:style style:name="ro21" style:family="table-row">
      <style:table-row-properties style:row-height="1.605cm" fo:break-before="auto" style:use-optimal-row-height="true"/>
    </style:style>
    <style:style style:name="ro22" style:family="table-row">
      <style:table-row-properties style:row-height="1.741cm" fo:break-before="auto" style:use-optimal-row-height="true"/>
    </style:style>
    <style:style style:name="ro23" style:family="table-row">
      <style:table-row-properties style:row-height="0.497cm" fo:break-before="auto" style:use-optimal-row-height="true"/>
    </style:style>
    <style:style style:name="ro24" style:family="table-row">
      <style:table-row-properties style:row-height="4.725cm" fo:break-before="auto" style:use-optimal-row-height="true"/>
    </style:style>
    <style:style style:name="ro25" style:family="table-row">
      <style:table-row-properties style:row-height="4.205cm" fo:break-before="auto" style:use-optimal-row-height="true"/>
    </style:style>
    <style:style style:name="ro26" style:family="table-row">
      <style:table-row-properties style:row-height="2.125cm" fo:break-before="auto" style:use-optimal-row-height="true"/>
    </style:style>
    <style:style style:name="ro27" style:family="table-row">
      <style:table-row-properties style:row-height="3.685cm" fo:break-before="auto" style:use-optimal-row-height="true"/>
    </style:style>
    <style:style style:name="ro28" style:family="table-row">
      <style:table-row-properties style:row-height="3.164cm" fo:break-before="auto" style:use-optimal-row-height="true"/>
    </style:style>
    <style:style style:name="ro29" style:family="table-row">
      <style:table-row-properties style:row-height="3.641cm" fo:break-before="auto" style:use-optimal-row-height="true"/>
    </style:style>
    <style:style style:name="ro30" style:family="table-row">
      <style:table-row-properties style:row-height="1.884cm" fo:break-before="auto" style:use-optimal-row-height="true"/>
    </style:style>
    <style:style style:name="ro31" style:family="table-row">
      <style:table-row-properties style:row-height="2.646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fo:color="#000000"/>
    </style:style>
    <style:style style:name="ce18"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style>
    <style:style style:name="ce20" style:family="table-cell" style:parent-style-name="Default">
      <style:table-cell-properties fo:background-color="#ffff00"/>
      <style:text-properties style:use-window-font-color="true"/>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6"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style:use-window-font-color="true" style:font-name="Verdana1" fo:font-size="12pt" style:font-size-asian="12pt" style:font-size-complex="12pt"/>
    </style:style>
    <style:style style:name="ce56"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ff00"/>
      <style:text-properties style:use-window-font-color="true" style:font-name="Verdana1" fo:font-size="12pt" style:font-size-asian="12pt" style:font-size-complex="12pt"/>
    </style:style>
    <style:style style:name="ce58"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9"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0" style:family="table-cell" style:parent-style-name="Default">
      <style:text-properties style:use-window-font-color="true" style:font-name="Verdana1" fo:font-size="11pt" style:font-size-asian="11pt" style:font-size-complex="11pt"/>
    </style:style>
    <style:style style:name="ce61"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63"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ackground-color="#ff0000"/>
      <style:text-properties style:use-window-font-color="true"/>
    </style:style>
    <style:style style:name="ce66"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font-size="12pt"/>
    </style:style>
    <style:style style:name="T22"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3" style:family="text">
      <style:text-properties style:use-window-font-color="true" style:font-name="Verdana1" fo:font-size="11pt" style:font-name-asian="Calibri" style:font-size-asian="11pt" style:font-name-complex="Calibri" style:font-size-complex="11pt"/>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5"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7" style:family="text">
      <style:text-properties fo:color="#000000" style:font-name="Verdana1" fo:font-size="11pt" style:font-size-asian="11pt" style:font-size-complex="11pt"/>
    </style:style>
    <style:style style:name="T28"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9" style:family="text">
      <style:text-properties fo:color="#787800" fo:font-size="12pt"/>
    </style:style>
    <style:style style:name="T30" style:family="text">
      <style:text-properties fo:color="#0000e6" fo:font-size="12pt" fo:font-weight="bold" style:font-weight-asian="bold" style:font-weight-complex="bold"/>
    </style:style>
    <style:style style:name="T31" style:family="text">
      <style:text-properties fo:color="#000000" fo:font-size="12pt"/>
    </style:style>
    <style:style style:name="T32" style:family="text">
      <style:text-properties fo:color="#004000" fo:font-size="12pt" fo:font-style="italic" style:font-style-asian="italic" style:font-style-complex="italic"/>
    </style:style>
    <style:style style:name="T33" style:family="text">
      <style:text-properties fo:color="#323296" fo:font-size="12pt"/>
    </style:style>
    <style:style style:name="T34"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7"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8" style:family="text">
      <style:text-properties fo:color="#000000" style:text-outline="false" style:text-line-through-style="none" fo:font-size="12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9"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5">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6">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8"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8"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7">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6">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8"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5">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6">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5">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5">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6">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5">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5">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6">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9"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5">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5">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5">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6">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5">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6">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6">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6">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5">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8"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8"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20"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5">
          <table:table-cell table:style-name="ce6" office:value-type="string">
            <text:p>BR-49</text:p>
          </table:table-cell>
          <table:table-cell table:style-name="ce9"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6">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5">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1">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8"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7">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5">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6">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5">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1">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19" office:value-type="string">
            <text:p>fatal</text:p>
          </table:table-cell>
          <table:table-cell table:style-name="ce19" office:value-type="string">
            <text:p>model</text:p>
          </table:table-cell>
          <table:table-cell table:style-name="ce8"/>
          <table:table-cell table:style-name="ce19" table:number-columns-repeated="1018"/>
        </table:table-row>
        <table:table-row table:style-name="ro6">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6">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3">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3">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3">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400">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12" table:default-cell-style-name="ce19"/>
        <table:table-column table:style-name="co13" table:default-cell-style-name="ce19"/>
        <table:table-column table:style-name="co16" table:default-cell-style-name="ce55"/>
        <table:table-column table:style-name="co17" table:default-cell-style-name="ce19"/>
        <table:table-column table:style-name="co18" table:default-cell-style-name="ce19"/>
        <table:table-column table:style-name="co19" table:default-cell-style-name="ce19"/>
        <table:table-column table:style-name="co20" table:default-cell-style-name="ce19"/>
        <table:table-column table:style-name="co21" table:default-cell-style-name="ce19"/>
        <table:table-column table:style-name="co7" table:number-columns-repeated="1016" table:default-cell-style-name="ce19"/>
        <table:table-row table:style-name="ro19">
          <table:table-cell table:style-name="ce31" office:value-type="string">
            <text:p>Source</text:p>
          </table:table-cell>
          <table:table-cell table:style-name="ce31" office:value-type="string">
            <text:p>Rule ID</text:p>
          </table:table-cell>
          <table:table-cell table:style-name="ce33" office:value-type="string">
            <text:p>Predicate</text:p>
          </table:table-cell>
          <table:table-cell table:style-name="ce63" office:value-type="string">
            <text:p>Prerequisite</text:p>
          </table:table-cell>
          <table:table-cell/>
          <table:table-cell table:style-name="ce64" table:number-columns-repeated="252"/>
          <table:table-cell table:number-columns-repeated="767"/>
        </table:table-row>
        <table:table-row table:style-name="ro7">
          <table:table-cell office:value-type="string">
            <text:p>model</text:p>
          </table:table-cell>
          <table:table-cell table:style-name="ce8" office:value-type="string">
            <text:p>BR-01</text:p>
          </table:table-cell>
          <table:table-cell table:style-name="ce33" office:value-type="string">
            <text:p>exists(cbc:CustomizationID)</text:p>
          </table:table-cell>
          <table:table-cell table:number-columns-repeated="1021"/>
        </table:table-row>
        <table:table-row table:style-name="ro7">
          <table:table-cell office:value-type="string">
            <text:p>model</text:p>
          </table:table-cell>
          <table:table-cell table:style-name="ce8" office:value-type="string">
            <text:p>BR-02</text:p>
          </table:table-cell>
          <table:table-cell table:style-name="ce33"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03</text:p>
          </table:table-cell>
          <table:table-cell table:style-name="ce33" office:value-type="string">
            <text:p>exists(cbc:IssueDate)</text:p>
          </table:table-cell>
          <table:table-cell table:number-columns-repeated="1021"/>
        </table:table-row>
        <table:table-row table:style-name="ro7">
          <table:table-cell office:value-type="string">
            <text:p>model</text:p>
          </table:table-cell>
          <table:table-cell table:style-name="ce8" office:value-type="string">
            <text:p>BR-04</text:p>
          </table:table-cell>
          <table:table-cell table:style-name="ce33" office:value-type="string">
            <text:p>exists(cbc:InvoiceTypeCode)</text:p>
          </table:table-cell>
          <table:table-cell table:number-columns-repeated="1021"/>
        </table:table-row>
        <table:table-row table:style-name="ro7">
          <table:table-cell office:value-type="string">
            <text:p>model</text:p>
          </table:table-cell>
          <table:table-cell table:style-name="ce8" office:value-type="string">
            <text:p>BR-05</text:p>
          </table:table-cell>
          <table:table-cell table:style-name="ce33" office:value-type="string">
            <text:p>exists(cbc:DocumentCurrencyCode)</text:p>
          </table:table-cell>
          <table:table-cell table:number-columns-repeated="1021"/>
        </table:table-row>
        <table:table-row table:style-name="ro4">
          <table:table-cell office:value-type="string">
            <text:p>model</text:p>
          </table:table-cell>
          <table:table-cell table:style-name="ce8" office:value-type="string">
            <text:p>BR-06</text:p>
          </table:table-cell>
          <table:table-cell table:style-name="ce34" office:value-type="string">
            <text:p><text:span text:style-name="T3">exists(</text:span><text:span text:style-name="T9">cac:AccountingSupplierParty/cac:Party/cac:PartyL</text:span><text:span text:style-name="T9">egalEntity/cbc:RegistrationName)</text:span></text:p>
          </table:table-cell>
          <table:table-cell table:number-columns-repeated="1021"/>
        </table:table-row>
        <table:table-row table:style-name="ro4">
          <table:table-cell office:value-type="string">
            <text:p>model</text:p>
          </table:table-cell>
          <table:table-cell table:style-name="ce8" office:value-type="string">
            <text:p>BR-07</text:p>
          </table:table-cell>
          <table:table-cell table:style-name="ce34" office:value-type="string">
            <text:p><text:span text:style-name="T10">exists(</text:span><text:span text:style-name="T11">cac:AccountingCustomerParty/cac:Party/cac:Party</text:span><text:span text:style-name="T11">LegalEntity/cbc:RegistrationName)</text:span></text:p>
          </table:table-cell>
          <table:table-cell table:number-columns-repeated="1021"/>
        </table:table-row>
        <table:table-row table:style-name="ro7">
          <table:table-cell office:value-type="string">
            <text:p>model</text:p>
          </table:table-cell>
          <table:table-cell table:style-name="ce8" office:value-type="string">
            <text:p>BR-08</text:p>
          </table:table-cell>
          <table:table-cell table:style-name="ce35" office:value-type="string">
            <text:p>exists(cac:AccountingSupplierParty/cac:Party/cac:PostalAddress)</text:p>
          </table:table-cell>
          <table:table-cell table:number-columns-repeated="1021"/>
        </table:table-row>
        <table:table-row table:style-name="ro7">
          <table:table-cell office:value-type="string">
            <text:p>model</text:p>
          </table:table-cell>
          <table:table-cell table:style-name="ce8" office:value-type="string">
            <text:p>BR-09</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0</text:p>
          </table:table-cell>
          <table:table-cell table:style-name="ce35" office:value-type="string">
            <text:p><text:span text:style-name="T12">exists(</text:span><text:span text:style-name="T13">cac:AccountingCustomerParty/cac:Party/cac:Post</text:span><text:span text:style-name="T13">alAddress)</text:span></text:p>
          </table:table-cell>
          <table:table-cell table:number-columns-repeated="1021"/>
        </table:table-row>
        <table:table-row table:style-name="ro7">
          <table:table-cell office:value-type="string">
            <text:p>model</text:p>
          </table:table-cell>
          <table:table-cell table:style-name="ce8" office:value-type="string">
            <text:p>BR-11</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2</text:p>
          </table:table-cell>
          <table:table-cell table:style-name="ce35" office:value-type="string">
            <text:p><text:span text:style-name="T12">exists(</text:span><text:span text:style-name="T13">cbc:LineExtensionAmount)</text:span></text:p>
          </table:table-cell>
          <table:table-cell table:number-columns-repeated="1021"/>
        </table:table-row>
        <table:table-row table:style-name="ro7">
          <table:table-cell office:value-type="string">
            <text:p>model</text:p>
          </table:table-cell>
          <table:table-cell table:style-name="ce8" office:value-type="string">
            <text:p>BR-13</text:p>
          </table:table-cell>
          <table:table-cell table:style-name="ce35" office:value-type="string">
            <text:p><text:span text:style-name="T12">exists(</text:span><text:span text:style-name="T13">cbc:TaxExclusiveAmount)</text:span></text:p>
          </table:table-cell>
          <table:table-cell table:number-columns-repeated="1021"/>
        </table:table-row>
        <table:table-row table:style-name="ro7">
          <table:table-cell office:value-type="string">
            <text:p>model</text:p>
          </table:table-cell>
          <table:table-cell table:style-name="ce8" office:value-type="string">
            <text:p>BR-14</text:p>
          </table:table-cell>
          <table:table-cell table:style-name="ce35" office:value-type="string">
            <text:p><text:span text:style-name="T12">exists(</text:span><text:span text:style-name="T13">cbc:TaxInclusiveAmount)</text:span></text:p>
          </table:table-cell>
          <table:table-cell table:number-columns-repeated="1021"/>
        </table:table-row>
        <table:table-row table:style-name="ro7">
          <table:table-cell office:value-type="string">
            <text:p>model</text:p>
          </table:table-cell>
          <table:table-cell table:style-name="ce8" office:value-type="string">
            <text:p>BR-15</text:p>
          </table:table-cell>
          <table:table-cell table:style-name="ce35" office:value-type="string">
            <text:p><text:span text:style-name="T12">exists(</text:span><text:span text:style-name="T13">cbc:PayableAmount)</text:span></text:p>
          </table:table-cell>
          <table:table-cell table:number-columns-repeated="1021"/>
        </table:table-row>
        <table:table-row table:style-name="ro7">
          <table:table-cell office:value-type="string">
            <text:p>model</text:p>
          </table:table-cell>
          <table:table-cell table:style-name="ce8" office:value-type="string">
            <text:p>BR-16</text:p>
          </table:table-cell>
          <table:table-cell table:style-name="ce35" office:value-type="string">
            <text:p>exists(cac:InvoiceLine)</text:p>
          </table:table-cell>
          <table:table-cell table:number-columns-repeated="1021"/>
        </table:table-row>
        <table:table-row table:style-name="ro4">
          <table:table-cell table:style-name="ce20" office:value-type="string">
            <text:p>model</text:p>
          </table:table-cell>
          <table:table-cell table:style-name="ce32" office:value-type="string">
            <text:p>BR-17</text:p>
          </table:table-cell>
          <table:table-cell table:style-name="ce36"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8" office:value-type="string">
            <text:p>BR-18</text:p>
          </table:table-cell>
          <table:table-cell table:style-name="ce34" office:value-type="string">
            <text:p><text:span text:style-name="T3">exists(</text:span><text:span text:style-name="T14">cac:PartyName/cbc:Name)</text:span></text:p>
          </table:table-cell>
          <table:table-cell table:number-columns-repeated="1021"/>
        </table:table-row>
        <table:table-row table:style-name="ro7">
          <table:table-cell office:value-type="string">
            <text:p>model</text:p>
          </table:table-cell>
          <table:table-cell table:style-name="ce8" office:value-type="string">
            <text:p>BR-19</text:p>
          </table:table-cell>
          <table:table-cell table:style-name="ce35" office:value-type="string">
            <text:p>exists(cac:PostalAddress)</text:p>
          </table:table-cell>
          <table:table-cell table:number-columns-repeated="1021"/>
        </table:table-row>
        <table:table-row table:style-name="ro7">
          <table:table-cell office:value-type="string">
            <text:p>model</text:p>
          </table:table-cell>
          <table:table-cell table:style-name="ce8" office:value-type="string">
            <text:p>BR-20</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21</text:p>
          </table:table-cell>
          <table:table-cell table:style-name="ce35"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22</text:p>
          </table:table-cell>
          <table:table-cell table:style-name="ce35" office:value-type="string">
            <text:p>exists(cbc:InvoicedQuantity)</text:p>
          </table:table-cell>
          <table:table-cell table:number-columns-repeated="1021"/>
        </table:table-row>
        <table:table-row table:style-name="ro7">
          <table:table-cell office:value-type="string">
            <text:p>model</text:p>
          </table:table-cell>
          <table:table-cell table:style-name="ce8" office:value-type="string">
            <text:p>BR-23</text:p>
          </table:table-cell>
          <table:table-cell table:style-name="ce35" office:value-type="string">
            <text:p>exists(cbc:<text:a xlink:href="mailto:InvoicedQuantity/@unitCode">InvoicedQuantity/@unitCode</text:a>)</text:p>
          </table:table-cell>
          <table:table-cell table:number-columns-repeated="1021"/>
        </table:table-row>
        <table:table-row table:style-name="ro7">
          <table:table-cell office:value-type="string">
            <text:p>model</text:p>
          </table:table-cell>
          <table:table-cell table:style-name="ce8" office:value-type="string">
            <text:p>BR-24</text:p>
          </table:table-cell>
          <table:table-cell table:style-name="ce35" office:value-type="string">
            <text:p>exists(cbc:LineExtensionAmount)</text:p>
          </table:table-cell>
          <table:table-cell table:number-columns-repeated="1021"/>
        </table:table-row>
        <table:table-row table:style-name="ro7">
          <table:table-cell office:value-type="string">
            <text:p>model</text:p>
          </table:table-cell>
          <table:table-cell table:style-name="ce8" office:value-type="string">
            <text:p>BR-25</text:p>
          </table:table-cell>
          <table:table-cell table:style-name="ce35" office:value-type="string">
            <text:p>exists(cac:Item/cbc:Name)</text:p>
          </table:table-cell>
          <table:table-cell table:number-columns-repeated="1021"/>
        </table:table-row>
        <table:table-row table:style-name="ro7">
          <table:table-cell office:value-type="string">
            <text:p>model</text:p>
          </table:table-cell>
          <table:table-cell table:style-name="ce8" office:value-type="string">
            <text:p>BR-26</text:p>
          </table:table-cell>
          <table:table-cell table:style-name="ce35" office:value-type="string">
            <text:p>exists(cac:Price/cbc:PriceAmount)</text:p>
          </table:table-cell>
          <table:table-cell table:number-columns-repeated="1021"/>
        </table:table-row>
        <table:table-row table:style-name="ro7">
          <table:table-cell office:value-type="string">
            <text:p>model</text:p>
          </table:table-cell>
          <table:table-cell table:style-name="ce8" office:value-type="string">
            <text:p>BR-27</text:p>
          </table:table-cell>
          <table:table-cell table:style-name="ce35" office:value-type="string">
            <text:p>(cac:Price/cbc:PriceAmount) &gt;= 0</text:p>
          </table:table-cell>
          <table:table-cell table:number-columns-repeated="1021"/>
        </table:table-row>
        <table:table-row table:style-name="ro20">
          <table:table-cell office:value-type="string">
            <text:p>model</text:p>
          </table:table-cell>
          <table:table-cell table:style-name="ce8" office:value-type="string">
            <text:p>BR-28</text:p>
          </table:table-cell>
          <table:table-cell table:style-name="ce35" office:value-type="string">
            <text:p>(cac:Price/cac:AllowanceCharge/cbc:BaseAmount) &gt;= 0 or not(exists(cac:Price/cac:AllowanceCharge/cbc:BaseAmount))</text:p>
          </table:table-cell>
          <table:table-cell table:number-columns-repeated="3"/>
          <table:table-cell table:style-name="ce65" office:value-type="string">
            <text:p>Don't use this mapping!</text:p>
          </table:table-cell>
          <table:table-cell table:number-columns-repeated="1017"/>
        </table:table-row>
        <table:table-row table:style-name="ro20">
          <table:table-cell office:value-type="string">
            <text:p>model</text:p>
          </table:table-cell>
          <table:table-cell table:style-name="ce8" office:value-type="string">
            <text:p>BR-29</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20">
          <table:table-cell office:value-type="string">
            <text:p>model</text:p>
          </table:table-cell>
          <table:table-cell table:style-name="ce8" office:value-type="string">
            <text:p>BR-30</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7">
          <table:table-cell office:value-type="string">
            <text:p>model</text:p>
          </table:table-cell>
          <table:table-cell table:style-name="ce8" office:value-type="string">
            <text:p>BR-31</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2</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3</text:p>
          </table:table-cell>
          <table:table-cell table:style-name="ce35" office:value-type="string">
            <text:p>exists(cbc:AllowanceChargeReason)<text:span text:style-name="T1"> or </text:span><text:span text:style-name="T1">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36</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8</text:p>
          </table:table-cell>
          <table:table-cell table:style-name="ce35" office:value-type="string">
            <text:p>exists(cbc:AllowanceChargeReason)<text:span text:style-name="T8"> </text:span><text:span text:style-name="T1">or </text:span><text:span text:style-name="T1">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41</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2</text:p>
          </table:table-cell>
          <table:table-cell table:style-name="ce35" office:value-type="string">
            <text:p>exists(cbc:AllowanceChargeReason)<text:span text:style-name="T1"> or </text:span><text:span text:style-name="T1">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3</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4</text:p>
          </table:table-cell>
          <table:table-cell table:style-name="ce35" office:value-type="string">
            <text:p>exists(cbc:AllowanceChargeReason)<text:span text:style-name="T8"> </text:span><text:span text:style-name="T1">or </text:span><text:span text:style-name="T1">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5</text:p>
          </table:table-cell>
          <table:table-cell table:style-name="ce35" office:value-type="string">
            <text:p>exists(cbc:TaxableAmount)</text:p>
          </table:table-cell>
          <table:table-cell table:number-columns-repeated="1021"/>
        </table:table-row>
        <table:table-row table:style-name="ro7">
          <table:table-cell office:value-type="string">
            <text:p>model</text:p>
          </table:table-cell>
          <table:table-cell table:style-name="ce8" office:value-type="string">
            <text:p>BR-46</text:p>
          </table:table-cell>
          <table:table-cell table:style-name="ce35" office:value-type="string">
            <text:p>exists(cbc:TaxAmount)</text:p>
          </table:table-cell>
          <table:table-cell table:number-columns-repeated="1021"/>
        </table:table-row>
        <table:table-row table:style-name="ro7">
          <table:table-cell office:value-type="string">
            <text:p>model</text:p>
          </table:table-cell>
          <table:table-cell table:style-name="ce8" office:value-type="string">
            <text:p>BR-4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48</text:p>
          </table:table-cell>
          <table:table-cell table:style-name="ce35" office:value-type="string">
            <text:p>exists(cac:TaxCategory/cbc:Percent) or (cac:TaxCategory/cbc:ID='O')</text:p>
          </table:table-cell>
          <table:table-cell table:number-columns-repeated="1021"/>
        </table:table-row>
        <table:table-row table:style-name="ro7">
          <table:table-cell office:value-type="string">
            <text:p>model</text:p>
          </table:table-cell>
          <table:table-cell table:style-name="ce8" office:value-type="string">
            <text:p>BR-49</text:p>
          </table:table-cell>
          <table:table-cell table:style-name="ce35" office:value-type="string">
            <text:p>exists(cbc:PaymentMeansCode)</text:p>
          </table:table-cell>
          <table:table-cell table:number-columns-repeated="1021"/>
        </table:table-row>
        <table:table-row table:style-name="ro7">
          <table:table-cell office:value-type="string">
            <text:p>model</text:p>
          </table:table-cell>
          <table:table-cell table:style-name="ce8" office:value-type="string">
            <text:p>BR-50</text:p>
          </table:table-cell>
          <table:table-cell table:style-name="ce37" office:value-type="string">
            <text:p>exists(cbc:ID)</text:p>
          </table:table-cell>
          <table:table-cell table:number-columns-repeated="1021"/>
        </table:table-row>
        <table:table-row table:style-name="ro4">
          <table:table-cell office:value-type="string">
            <text:p>model</text:p>
          </table:table-cell>
          <table:table-cell table:style-name="ce8" office:value-type="string">
            <text:p>BR-51</text:p>
          </table:table-cell>
          <table:table-cell table:style-name="ce34" office:value-type="string">
            <text:p>string-length(cbc:PrimaryAccountNumberID)&gt;=4 and string-length(cbc:PrimaryAccountNumberID)&lt;=6</text:p>
          </table:table-cell>
          <table:table-cell table:number-columns-repeated="1021"/>
        </table:table-row>
        <table:table-row table:style-name="ro7">
          <table:table-cell office:value-type="string">
            <text:p>model</text:p>
          </table:table-cell>
          <table:table-cell table:style-name="ce8" office:value-type="string">
            <text:p>BR-52</text:p>
          </table:table-cell>
          <table:table-cell table:style-name="ce35" office:value-type="string">
            <text:p>exists(cbc:ID)</text:p>
          </table:table-cell>
          <table:table-cell table:number-columns-repeated="1021"/>
        </table:table-row>
        <table:table-row table:style-name="ro20">
          <table:table-cell office:value-type="string">
            <text:p>model</text:p>
          </table:table-cell>
          <table:table-cell table:style-name="ce8" office:value-type="string">
            <text:p>BR-53</text:p>
          </table:table-cell>
          <table:table-cell table:style-name="ce38" office:value-type="string">
            <text:p>every $taxcurrency in cbc:TaxCurrencyCode satisfies exists(//cac:TaxTotal/cbc:TaxAmount[@currencyID=$taxcurrency])</text:p>
          </table:table-cell>
          <table:table-cell table:number-columns-repeated="1021"/>
        </table:table-row>
        <table:table-row table:style-name="ro7">
          <table:table-cell office:value-type="string">
            <text:p>model</text:p>
          </table:table-cell>
          <table:table-cell table:style-name="ce8" office:value-type="string">
            <text:p>BR-54</text:p>
          </table:table-cell>
          <table:table-cell table:style-name="ce35" office:value-type="string">
            <text:p>exists(cbc:Name) and exists(cbc:Value)</text:p>
          </table:table-cell>
          <table:table-cell table:number-columns-repeated="1021"/>
        </table:table-row>
        <table:table-row table:style-name="ro4">
          <table:table-cell office:value-type="string">
            <text:p>model</text:p>
          </table:table-cell>
          <table:table-cell table:style-name="ce8" office:value-type="string">
            <text:p>BR-55</text:p>
          </table:table-cell>
          <table:table-cell table:style-name="ce3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8" office:value-type="string">
            <text:p>BR-56</text:p>
          </table:table-cell>
          <table:table-cell table:style-name="ce39" office:value-type="string">
            <text:p>exists(cac:PartyTaxScheme/cbc:CompanyID)</text:p>
          </table:table-cell>
          <table:table-cell table:number-columns-repeated="1021"/>
        </table:table-row>
        <table:table-row table:style-name="ro4">
          <table:table-cell office:value-type="string">
            <text:p>model</text:p>
          </table:table-cell>
          <table:table-cell table:style-name="ce8" office:value-type="string">
            <text:p>BR-57</text:p>
          </table:table-cell>
          <table:table-cell table:style-name="ce39" office:value-type="string">
            <text:p>exists(cac:Country/cbc:IdentificationCode)</text:p>
          </table:table-cell>
          <table:table-cell table:number-columns-repeated="1021"/>
        </table:table-row>
        <table:table-row table:style-name="ro21">
          <table:table-cell office:value-type="string">
            <text:p>model</text:p>
          </table:table-cell>
          <table:table-cell table:style-name="ce8" office:value-type="string">
            <text:p>BR-61</text:p>
          </table:table-cell>
          <table:table-cell table:style-name="ce40" office:value-type="string">
            <text:p><text:span text:style-name="T16">(exists(cac:PayeeFinancialAccount/cbc:ID) and </text:span><text:span text:style-name="T16">((normalize-space(cbc:PaymentMeansCode) = '30') </text:span><text:span text:style-name="T16">or (normalize-space(</text:span><text:span text:style-name="T17">cbc:PaymentMeansCode) = </text:span><text:span text:style-name="T17">'57'</text:span><text:span text:style-name="T16">) )) <text:s/>or ((normalize-</text:span><text:span text:style-name="T16">space(cbc:PaymentMeansCode) != '30') and </text:span><text:span text:style-name="T16">(normalize-space(cbc:PaymentMeansCode) != '57'))</text:span></text:p>
          </table:table-cell>
          <table:table-cell table:number-columns-repeated="1021"/>
        </table:table-row>
        <table:table-row table:style-name="ro4">
          <table:table-cell office:value-type="string">
            <text:p>model</text:p>
          </table:table-cell>
          <table:table-cell table:style-name="ce8" office:value-type="string">
            <text:p>BR-62</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3</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4</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5</text:p>
          </table:table-cell>
          <table:table-cell table:style-name="ce39" office:value-type="string">
            <text:p>exists(@listID)</text:p>
          </table:table-cell>
          <table:table-cell table:number-columns-repeated="1021"/>
        </table:table-row>
        <table:table-row table:style-name="ro22">
          <table:table-cell office:value-type="string">
            <text:p>model</text:p>
          </table:table-cell>
          <table:table-cell table:style-name="ce8" office:value-type="string">
            <text:p>BR-CO-03</text:p>
          </table:table-cell>
          <table:table-cell table:style-name="ce41"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23">
          <table:table-cell office:value-type="string">
            <text:p>model</text:p>
          </table:table-cell>
          <table:table-cell table:style-name="ce8" office:value-type="string">
            <text:p>BR-CO-04</text:p>
          </table:table-cell>
          <table:table-cell table:style-name="ce42" office:value-type="string">
            <text:p>(cac:Item/cac:ClassifiedTaxCategory/cbc:ID)</text:p>
          </table:table-cell>
          <table:table-cell table:number-columns-repeated="1021"/>
        </table:table-row>
        <table:table-row table:style-name="ro24">
          <table:table-cell office:value-type="string">
            <text:p>model</text:p>
          </table:table-cell>
          <table:table-cell table:style-name="ce8" office:value-type="string">
            <text:p>BR-CO-09</text:p>
          </table:table-cell>
          <table:table-cell table:style-name="ce43"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20">
          <table:table-cell office:value-type="string">
            <text:p>model</text:p>
          </table:table-cell>
          <table:table-cell table:style-name="ce8" office:value-type="string">
            <text:p>BR-CO-10</text:p>
          </table:table-cell>
          <table:table-cell table:style-name="ce33" office:value-type="string">
            <text:p>(cbc:LineExtensionAmount) = (round(sum(//cac:InvoiceLine/xs:decimal(cbc:LineExtensionAmount)) * 10 * 10) div 100)</text:p>
          </table:table-cell>
          <table:table-cell table:number-columns-repeated="1021"/>
        </table:table-row>
        <table:table-row table:style-name="ro21">
          <table:table-cell office:value-type="string">
            <text:p>model</text:p>
          </table:table-cell>
          <table:table-cell table:style-name="ce8" office:value-type="string">
            <text:p>BR-CO-11</text:p>
          </table:table-cell>
          <table:table-cell table:style-name="ce33" office:value-type="string">
            <text:p>cbc:AllowanceTotalAmount = (round(sum(../cac:AllowanceCharge[cbc:ChargeIndicator='false']/xs:decimal(cbc:Amount)) * 10 * 10) div 100) or not(cbc:AllowanceTotalAmount)</text:p>
          </table:table-cell>
          <table:table-cell table:number-columns-repeated="1021"/>
        </table:table-row>
        <table:table-row table:style-name="ro21">
          <table:table-cell office:value-type="string">
            <text:p>model</text:p>
          </table:table-cell>
          <table:table-cell table:style-name="ce8" office:value-type="string">
            <text:p>BR-CO-12</text:p>
          </table:table-cell>
          <table:table-cell table:style-name="ce33" office:value-type="string">
            <text:p>cbc:ChargeTotalAmount = (round(sum(../cac:AllowanceCharge[cbc:ChargeIndicator='true']/xs:decimal(cbc:Amount)) * 10 * 10) div 100) or not(cbc:ChargeTotalAmount)</text:p>
          </table:table-cell>
          <table:table-cell table:number-columns-repeated="1021"/>
        </table:table-row>
        <table:table-row table:style-name="ro25">
          <table:table-cell office:value-type="string">
            <text:p>model</text:p>
          </table:table-cell>
          <table:table-cell table:style-name="ce8" office:value-type="string">
            <text:p>BR-CO-13</text:p>
          </table:table-cell>
          <table:table-cell table:style-name="ce3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20">
          <table:table-cell office:value-type="string">
            <text:p>model</text:p>
          </table:table-cell>
          <table:table-cell table:style-name="ce8" office:value-type="string">
            <text:p>BR-CO-14</text:p>
          </table:table-cell>
          <table:table-cell table:style-name="ce38"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6">
          <table:table-cell office:value-type="string">
            <text:p>model</text:p>
          </table:table-cell>
          <table:table-cell table:style-name="ce8" office:value-type="string">
            <text:p>BR-CO-15</text:p>
          </table:table-cell>
          <table:table-cell table:style-name="ce44" office:value-type="string">
            <text:p><text:span text:style-name="T18">((count(../cac:TaxTotal) = 1 and </text:span><text:span text:style-name="T19">(cbc:TaxInclusiveAmount = </text:span><text:span text:style-name="T20">round</text:span><text:span text:style-name="T19">( (cbc:TaxExclusiveAmount + </text:span><text:span text:style-name="T19">//cac:TaxTotal/</text:span><text:span text:style-name="T20">xs:decimal</text:span><text:span text:style-name="T19">(cbc:TaxAmount)) * 10 * </text:span><text:span text:style-name="T19">10) div 100)) or (cbc:TaxInclusiveAmount = </text:span><text:span text:style-name="T19">round( (cbc:TaxExclusiveAmount + </text:span><text:span text:style-name="T19">//cac:TaxTotal/xs:decimal</text:span><text:span text:style-name="T18">(cbc:TaxAmount[@currenc</text:span><text:span text:style-name="T18">yID='EUR'])) * 10 * 10) div 100))</text:span></text:p>
          </table:table-cell>
          <table:table-cell table:number-columns-repeated="1021"/>
        </table:table-row>
        <table:table-row table:style-name="ro27">
          <table:table-cell office:value-type="string">
            <text:p>model</text:p>
          </table:table-cell>
          <table:table-cell table:style-name="ce8" office:value-type="string">
            <text:p>BR-CO-16</text:p>
          </table:table-cell>
          <table:table-cell table:style-name="ce45"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7">
          <table:table-cell office:value-type="string">
            <text:p>model</text:p>
          </table:table-cell>
          <table:table-cell table:style-name="ce8" office:value-type="string">
            <text:p>BR-CO-17</text:p>
          </table:table-cell>
          <table:table-cell table:style-name="ce35" office:value-type="string">
            <text:p>cbc:TaxAmount = round(cbc:TaxableAmount * (cac:TaxCategory/cbc:Percent div 100) * 10 * 10) div 100 </text:p>
          </table:table-cell>
          <table:table-cell table:number-columns-repeated="3"/>
          <table:table-cell table:style-name="ce20"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8" office:value-type="string">
            <text:p>BR-CO-18</text:p>
          </table:table-cell>
          <table:table-cell table:style-name="ce39" office:value-type="string">
            <text:p>exists(cac:TaxTotal/cac:TaxSubtotal)</text:p>
          </table:table-cell>
          <table:table-cell table:number-columns-repeated="1021"/>
        </table:table-row>
        <table:table-row table:style-name="ro4">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4">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7">
          <table:table-cell office:value-type="string">
            <text:p>model</text:p>
          </table:table-cell>
          <table:table-cell table:style-name="ce8" office:value-type="string">
            <text:p>BR-CO-21</text:p>
          </table:table-cell>
          <table:table-cell table:style-name="ce35" office:value-type="string">
            <text:p>exists(cbc:AllowanceChargeReason)<text:span text:style-name="T1"> or </text:span><text:span text:style-name="T1">exists(cbc:AllowanceChargeReasonCode)</text:span></text:p>
          </table:table-cell>
          <table:table-cell table:number-columns-repeated="3"/>
          <table:table-cell table:style-name="ce65" office:value-type="string">
            <text:p>Repetition BR-33</text:p>
          </table:table-cell>
          <table:table-cell table:number-columns-repeated="1017"/>
        </table:table-row>
        <table:table-row table:style-name="ro7">
          <table:table-cell office:value-type="string">
            <text:p>model</text:p>
          </table:table-cell>
          <table:table-cell table:style-name="ce8" office:value-type="string">
            <text:p>BR-CO-22</text:p>
          </table:table-cell>
          <table:table-cell table:style-name="ce35" office:value-type="string">
            <text:p>exists(cbc:AllowanceChargeReason)<text:span text:style-name="T2"> or </text:span><text:span text:style-name="T2">exists(cbc:AllowanceChargeReasonCode)</text:span></text:p>
          </table:table-cell>
          <table:table-cell table:number-columns-repeated="3"/>
          <table:table-cell table:style-name="ce65" office:value-type="string">
            <text:p>Repetition BR-38</text:p>
          </table:table-cell>
          <table:table-cell table:number-columns-repeated="1017"/>
        </table:table-row>
        <table:table-row table:style-name="ro7">
          <table:table-cell office:value-type="string">
            <text:p>model</text:p>
          </table:table-cell>
          <table:table-cell table:style-name="ce8" office:value-type="string">
            <text:p>BR-CO-23</text:p>
          </table:table-cell>
          <table:table-cell table:style-name="ce35" office:value-type="string">
            <text:p>exists(cbc:AllowanceChargeReason)<text:span text:style-name="T2"> or </text:span><text:span text:style-name="T2">exists(cbc:AllowanceChargeReasonCode)</text:span></text:p>
          </table:table-cell>
          <table:table-cell table:number-columns-repeated="3"/>
          <table:table-cell table:style-name="ce65" office:value-type="string">
            <text:p>Repetition BR-42</text:p>
          </table:table-cell>
          <table:table-cell table:number-columns-repeated="1017"/>
        </table:table-row>
        <table:table-row table:style-name="ro7">
          <table:table-cell office:value-type="string">
            <text:p>model</text:p>
          </table:table-cell>
          <table:table-cell table:style-name="ce8" office:value-type="string">
            <text:p>BR-CO-24</text:p>
          </table:table-cell>
          <table:table-cell table:style-name="ce35" office:value-type="string">
            <text:p>exists(cbc:AllowanceChargeReason)<text:span text:style-name="T8"> </text:span><text:span text:style-name="T2">or </text:span><text:span text:style-name="T2">exists(cbc:AllowanceChargeReasonCode)</text:span></text:p>
          </table:table-cell>
          <table:table-cell table:number-columns-repeated="3"/>
          <table:table-cell table:style-name="ce65" office:value-type="string">
            <text:p>Repetition BR-44</text:p>
          </table:table-cell>
          <table:table-cell table:number-columns-repeated="1017"/>
        </table:table-row>
        <table:table-row table:style-name="ro4">
          <table:table-cell office:value-type="string">
            <text:p>model</text:p>
          </table:table-cell>
          <table:table-cell table:style-name="ce8" office:value-type="string">
            <text:p>BR-CO-25</text:p>
          </table:table-cell>
          <table:table-cell table:style-name="ce39" office:value-type="string">
            <text:p>((. &gt; 0) and (exists(//cbc:DueDate) or exists(//cac:PaymentTerms/cbc:Note))) or (. &lt;= 0)</text:p>
          </table:table-cell>
          <table:table-cell table:number-columns-repeated="1021"/>
        </table:table-row>
        <table:table-row table:style-name="ro5">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8">
          <table:table-cell office:value-type="string">
            <text:p>model</text:p>
          </table:table-cell>
          <table:table-cell table:style-name="ce8" office:value-type="string">
            <text:p>BR-S-01</text:p>
          </table:table-cell>
          <table:table-cell table:style-name="ce46" office:value-type="string">
            <text:p><text:span text:style-name="T21">((count(//cac:AllowanceCharge/cac:TaxCategory[no</text:span><text:span text:style-name="T21">rmalize-space(cbc:ID) = 'S']) + </text:span><text:span text:style-name="T21">count(//cac:ClassifiedTaxCategory[</text:span><text:span text:style-name="T22">normalize-space(</text:span><text:span text:style-name="T21">cbc:ID) </text:span><text:span text:style-name="T21">= 'S'])) &gt; 0 and </text:span><text:span text:style-name="T21">count(cac:TaxTotal/cac:TaxSubtotal/cac:TaxCategor</text:span><text:span text:style-name="T21">y[</text:span><text:span text:style-name="T22">normalize-space(</text:span><text:span text:style-name="T21">cbc:ID) = 'S']) &gt; 0) <text:s/>or </text:span><text:span text:style-name="T21">((count(//cac:AllowanceCharge/cac:TaxCategory[</text:span><text:span text:style-name="T22">norm</text:span><text:span text:style-name="T22">alize-space(</text:span><text:span text:style-name="T21">cbc:ID) = 'S']) + </text:span><text:span text:style-name="T21">count(//cac:ClassifiedTaxCategory[</text:span><text:span text:style-name="T22">normalize-space(</text:span><text:span text:style-name="T21">cbc:ID) </text:span><text:span text:style-name="T21">= 'S'])) = 0 and </text:span><text:span text:style-name="T21">count(cac:TaxTotal/cac:TaxSubtotal/cac:TaxCategor</text:span><text:span text:style-name="T21">y[</text:span><text:span text:style-name="T22">normalize-space(</text:span><text:span text:style-name="T21">cbc:ID) = 'S']) = 0)</text:span></text:p>
          </table:table-cell>
          <table:table-cell table:number-columns-repeated="1021"/>
        </table:table-row>
        <table:table-row table:style-name="ro9">
          <table:table-cell office:value-type="string">
            <text:p>model</text:p>
          </table:table-cell>
          <table:table-cell table:style-name="ce8" office:value-type="string">
            <text:p>BR-S-02</text:p>
          </table:table-cell>
          <table:table-cell table:style-name="ce47" office:value-type="string">
            <text:p><text:span text:style-name="T3">(exists(//</text:span><text:span text:style-name="T15">cac:ClassifiedTaxCategory[normalize-</text:span><text:span text:style-name="T15">space(cbc:ID) = 'S']</text:span><text:span text:style-name="T3">) and </text:span><text:span text:style-name="T3">(exists(//cac:AccountingSupplierParty/cac:Party/cac:Part</text:span><text:span text:style-name="T3">yTaxScheme/cbc:CompanyID) or </text:span><text:span text:style-name="T3">exists(//cac:AccountingSupplierParty/cac:Party/cac:Party</text:span><text:span text:style-name="T3">LegalEntity/cbc:CompanyID) or </text:span><text:span text:style-name="T10">exists(//</text:span><text:span text:style-name="T23">cac:TaxRepresentativeParty/cac:PartyTaxSchem</text:span><text:span text:style-name="T23">e/cbc:CompanyID))) or </text:span><text:span text:style-name="T23">not(exists(//cac:ClassifiedTaxCategory[</text:span><text:span text:style-name="T24">normalize-</text:span><text:span text:style-name="T24">space(</text:span><text:span text:style-name="T23">cbc:ID) = 'S']))</text:span></text:p>
          </table:table-cell>
          <table:table-cell table:number-columns-repeated="1021"/>
        </table:table-row>
        <table:table-row table:style-name="ro9">
          <table:table-cell office:value-type="string">
            <text:p>model</text:p>
          </table:table-cell>
          <table:table-cell table:style-name="ce8" office:value-type="string">
            <text:p>BR-S-03</text:p>
          </table:table-cell>
          <table:table-cell table:style-name="ce47" office:value-type="string">
            <text:p><text:span text:style-name="T3">(exists(//</text:span><text:span text:style-name="T15">cac:AllowanceCharge[cbc:ChargeIndicator='fals</text:span><text:span text:style-name="T15">e']/cac:TaxCategory[normalize-space(cbc:ID)='S']</text:span><text:span text:style-name="T3">) and </text:span><text:span text:style-name="T3">(exists(//cac:AccountingSupplierParty/cac:Party/cac:Part</text:span><text:span text:style-name="T3">yTaxScheme/cbc:CompanyID) or </text:span><text:span text:style-name="T3">exists(//cac:AccountingSupplierParty/cac:Party/cac:Party</text:span><text:span text:style-name="T3">TaxScheme/cbc:CompanyID) or </text:span><text:span text:style-name="T10">exists(//</text:span><text:span text:style-name="T23">cac:TaxRepresentativeParty/cac:PartyTaxSchem</text:span><text:span text:style-name="T23">e/cbc:CompanyID))) or </text:span><text:span text:style-name="T23">not(exists(//</text:span><text:span text:style-name="T24">cac:AllowanceCharge[cbc:ChargeIndicator='</text:span><text:span text:style-name="T24">false']/cac:TaxCategory[normalize-space(cbc:ID)='S']</text:span><text:span text:style-name="T23">))</text:span></text:p>
          </table:table-cell>
          <table:table-cell table:number-columns-repeated="1021"/>
        </table:table-row>
        <table:table-row table:style-name="ro9">
          <table:table-cell office:value-type="string">
            <text:p>model</text:p>
          </table:table-cell>
          <table:table-cell table:style-name="ce8" office:value-type="string">
            <text:p>BR-S-04</text:p>
          </table:table-cell>
          <table:table-cell table:style-name="ce47" office:value-type="string">
            <text:p><text:span text:style-name="T3">(exists(//</text:span><text:span text:style-name="T15">cac:AllowanceCharge[cbc:ChargeIndicator='tru</text:span><text:span text:style-name="T15">e']/cac:TaxCategory[normalize-space(cbc:ID)='S']</text:span><text:span text:style-name="T3">) and </text:span><text:span text:style-name="T3">(exists(//cac:AccountingSupplierParty/cac:Party/cac:Part</text:span><text:span text:style-name="T3">yTaxScheme/cbc:CompanyID) or </text:span><text:span text:style-name="T3">exists(//cac:AccountingSupplierParty/cac:Party/cac:Party</text:span><text:span text:style-name="T3">TaxSchemey/cbc:CompanyID) or </text:span><text:span text:style-name="T10">exists(//</text:span><text:span text:style-name="T23">cac:TaxRepresentativeParty/cac:PartyTaxSchem</text:span><text:span text:style-name="T23">e/cbc:CompanyID))) or </text:span><text:span text:style-name="T23">not(exists(//</text:span><text:span text:style-name="T24">cac:AllowanceCharge[cbc:ChargeIndicator='</text:span><text:span text:style-name="T24">true']/cac:TaxCategory[normalize-space(cbc:ID)='S']</text:span><text:span text:style-name="T23">))</text:span></text:p>
          </table:table-cell>
          <table:table-cell table:number-columns-repeated="1021"/>
        </table:table-row>
        <table:table-row table:style-name="ro4">
          <table:table-cell office:value-type="string">
            <text:p>model</text:p>
          </table:table-cell>
          <table:table-cell table:style-name="ce8" office:value-type="string">
            <text:p>BR-S-05</text:p>
          </table:table-cell>
          <table:table-cell table:style-name="ce48"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6</text:p>
          </table:table-cell>
          <table:table-cell table:style-name="ce48"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7</text:p>
          </table:table-cell>
          <table:table-cell table:style-name="ce48" office:value-type="string">
            <text:p>(cbc:Percent) &gt; 0</text:p>
          </table:table-cell>
          <table:table-cell table:number-columns-repeated="1021"/>
        </table:table-row>
        <table:table-row table:style-name="ro29">
          <table:table-cell office:value-type="string">
            <text:p>model</text:p>
          </table:table-cell>
          <table:table-cell table:style-name="ce8" office:value-type="string">
            <text:p>BR-S-08</text:p>
          </table:table-cell>
          <table:table-cell table:style-name="ce46" office:value-type="string">
            <text:p>every $rate in round(cbc:Percent) satisfies</text:p>
            <text:p><text:span text:style-name="T21">(../cbc:TaxableAmount = </text:span><text:span text:style-name="T21">(sum(../../../cac:InvoiceLine[</text:span><text:span text:style-name="T22">normalize-</text:span><text:span text:style-name="T22">space(</text:span><text:span text:style-name="T21">cac:Item/cac:ClassifiedTaxCategory/cbc:ID)='S']</text:span><text:span text:style-name="T21">[cac:Item/cac:ClassifiedTaxCategory/round(cbc:Perc</text:span><text:span text:style-name="T21">ent) =$rate]/xs:decimal(cbc:LineExtensionAmount)) </text:span><text:span text:style-name="T21">+ </text:span><text:span text:style-name="T21">sum(../../../cac:AllowanceCharge[cbc:ChargeIndicat</text:span><text:span text:style-name="T21">or='true'][</text:span><text:span text:style-name="T22">normalize-space(</text:span><text:span text:style-name="T21">cac:TaxCategory/cbc:ID)='S']</text:span><text:span text:style-name="T21">[cac:TaxCategory/round(cbc:Percent) = </text:span><text:span text:style-name="T21">$rate]/xs:decimal(cbc:Amount)) - </text:span><text:span text:style-name="T21">sum(../../../cac:AllowanceCharge[cbc:ChargeIndicat</text:span><text:span text:style-name="T21">or='false'][</text:span><text:span text:style-name="T22">normalize-space(</text:span><text:span text:style-name="T21">cac:TaxCategory/cbc:ID)='S']</text:span><text:span text:style-name="T21">[cac:TaxCategory/round(cbc:Percent) = </text:span><text:span text:style-name="T21">$rate]/xs:decimal(cbc:Amount))))</text:span></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09</text:p>
          </table:table-cell>
          <table:table-cell table:style-name="ce35"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10</text:p>
          </table:table-cell>
          <table:table-cell table:style-name="ce35" office:value-type="string">
            <text:p>not(cbc:TaxExemptionReason) and not(cbc:TaxExemptionReasonCode)</text:p>
          </table:table-cell>
          <table:table-cell table:number-columns-repeated="3"/>
          <table:table-cell table:style-name="ce16"/>
          <table:table-cell table:number-columns-repeated="1017"/>
        </table:table-row>
        <table:table-row table:style-name="ro11">
          <table:table-cell office:value-type="string">
            <text:p>model</text:p>
          </table:table-cell>
          <table:table-cell table:style-name="ce8" office:value-type="string">
            <text:p>BR-Z-01</text:p>
          </table:table-cell>
          <table:table-cell table:style-name="ce46" office:value-type="string">
            <text:p><text:span text:style-name="T25">((exists(//cac:TaxCategory/cbc:ID[</text:span><text:span text:style-name="T26">normalize-space(</text:span><text:span text:style-name="T25">.) = </text:span><text:span text:style-name="T25">'Z']) or </text:span><text:span text:style-name="T25">exists(//cac:ClassifiedTaxCategory/cbc:ID[</text:span><text:span text:style-name="T26">normalize-</text:span><text:span text:style-name="T26">space(</text:span><text:span text:style-name="T25">.) = 'Z'])) and </text:span><text:span text:style-name="T25">(count(cac:TaxTotal/cac:TaxSubtotal/cac:TaxCategory/cb</text:span><text:span text:style-name="T25">c:ID[</text:span><text:span text:style-name="T26">normalize-space(</text:span><text:span text:style-name="T25">.) = 'Z']) = 1)) or </text:span><text:span text:style-name="T25">(not(</text:span><text:span text:style-name="T26">//cac:TaxCategory/cbc:ID[normalize-space(.) = </text:span><text:span text:style-name="T26">'Z']) and </text:span><text:span text:style-name="T26">not(//cac:ClassifiedTaxCategory/cbc:ID[normalize-</text:span><text:span text:style-name="T26">space(.) = '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2</text:p>
          </table:table-cell>
          <table:table-cell table:style-name="ce47" office:value-type="string">
            <text:p><text:span text:style-name="T3">(exists(//</text:span><text:span text:style-name="T15">cac:ClassifiedTaxCategory[normalize-</text:span><text:span text:style-name="T15">space(cbc:ID) = 'Z']</text:span><text:span text:style-name="T3">) and </text:span><text:span text:style-name="T3">(exists(//cac:AccountingSupplierParty/cac:Party/cac:Part</text:span><text:span text:style-name="T3">yTaxScheme/cbc:CompanyID) or </text:span><text:span text:style-name="T10">exists(//</text:span><text:span text:style-name="T23">cac:TaxRepresentativeParty/cac:PartyTaxSchem</text:span><text:span text:style-name="T23">e/cbc:CompanyID))) or </text:span><text:span text:style-name="T23">not(exists(//cac:ClassifiedTaxCategory[</text:span><text:span text:style-name="T24">normalize-</text:span><text:span text:style-name="T24">space(</text:span><text:span text:style-name="T23">cbc:ID) = 'Z']))</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Z-03</text:p>
          </table:table-cell>
          <table:table-cell table:style-name="ce47" office:value-type="string">
            <text:p><text:span text:style-name="T10">(exists(//</text:span><text:span text:style-name="T26">cac:AllowanceCharge[cbc:ChargeIndicator='fals</text:span><text:span text:style-name="T26">e']/cac:TaxCategory[normalize-space(cbc:ID)='Z']</text:span><text:span text:style-name="T10">) and </text:span><text:span text:style-name="T10">(exists(//cac:AccountingSupplierParty/cac:Party/cac:Part</text:span><text:span text:style-name="T10">yTaxScheme/cbc:CompanyID) or </text:span><text:span text:style-name="T10">exists(//</text:span><text:span text:style-name="T23">cac:TaxRepresentativeParty/cac:PartyTaxSchem</text:span><text:span text:style-name="T23">e/cbc:CompanyID))) or </text:span><text:span text:style-name="T23">not(exists(//cac:TaxCategory[</text:span><text:span text:style-name="T24">normalize-space(</text:span><text:span text:style-name="T23">cbc:ID) = </text:span><text:span text:style-name="T23">'Z']))</text:span></text:p>
          </table:table-cell>
          <table:table-cell table:number-columns-repeated="4"/>
          <table:table-cell table:style-name="ce16" office:value-type="string">
            <text:p>TaxCategory/cbc:ID[. = 'AE'])=0)</text:p>
          </table:table-cell>
          <table:table-cell table:number-columns-repeated="1016"/>
        </table:table-row>
        <table:table-row table:style-name="ro30">
          <table:table-cell office:value-type="string">
            <text:p>model</text:p>
          </table:table-cell>
          <table:table-cell table:style-name="ce8" office:value-type="string">
            <text:p>BR-Z-04</text:p>
          </table:table-cell>
          <table:table-cell table:style-name="ce12" office:value-type="string">
            <text:p><text:span text:style-name="T27">(exists(//</text:span><text:span text:style-name="T15">cac:AllowanceCharge[cbc:ChargeIndicator='tru</text:span><text:span text:style-name="T15">e']/cac:TaxCategory[normalize-space(cbc:ID)='Z']</text:span><text:span text:style-name="T27">) and </text:span><text:span text:style-name="T27">(exists(//cac:AccountingSupplierParty/cac:Party/cac:Part</text:span><text:span text:style-name="T27">yTaxScheme/cbc:CompanyID)or </text:span><text:span text:style-name="T27">exists(//</text:span><text:span text:style-name="T14">cac:TaxRepresentativeParty/cac:PartyTaxSchem</text:span><text:span text:style-name="T14">e/cbc:CompanyID))) or </text:span><text:span text:style-name="T14">not(exists(//cac:TaxCategory[</text:span><text:span text:style-name="T28">normalize-space(</text:span><text:span text:style-name="T14">cbc:ID) = </text:span><text:span text:style-name="T14">'Z']))</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Z-08</text:p>
          </table:table-cell>
          <table:table-cell table:style-name="ce49" office:value-type="string">
            <text:p><text:span text:style-name="T29">../</text:span><text:span text:style-name="T30">cbc:TaxableAmount</text:span><text:span text:style-name="T31"> </text:span><text:span text:style-name="T29">=</text:span><text:span text:style-name="T31"> </text:span><text:span text:style-name="T31">(</text:span><text:span text:style-name="T32">sum</text:span><text:span text:style-name="T31">(..</text:span><text:span text:style-name="T29">/../../</text:span><text:span text:style-name="T30">cac:InvoiceLine</text:span><text:span text:style-name="T31">[</text:span><text:span text:style-name="T32">normalize-</text:span><text:span text:style-name="T32">space</text:span><text:span text:style-name="T31">(</text:span><text:span text:style-name="T30">cac:Item</text:span><text:span text:style-name="T29">/</text:span><text:span text:style-name="T30">cac:ClassifiedTaxCategory</text:span><text:span text:style-name="T29">/</text:span><text:span text:style-name="T30">cbc:</text:span><text:span text:style-name="T30">ID</text:span><text:span text:style-name="T31">)</text:span><text:span text:style-name="T29">=</text:span><text:span text:style-name="T33">'Z'</text:span><text:span text:style-name="T31">]</text:span><text:span text:style-name="T29">/</text:span><text:span text:style-name="T32">xs:decimal</text:span><text:span text:style-name="T31">(</text:span><text:span text:style-name="T30">cbc:LineExtensionAmount</text:span><text:span text:style-name="T31">)) </text:span><text:span text:style-name="T29">+</text:span><text:span text:style-name="T31"> </text:span><text:span text:style-name="T32">sum</text:span><text:span text:style-name="T31">(..</text:span><text:span text:style-name="T29">/../../</text:span><text:span text:style-name="T30">cac:AllowanceCharge</text:span><text:span text:style-name="T31">[</text:span><text:span text:style-name="T30">cbc:ChargeIn</text:span><text:span text:style-name="T30">dicator</text:span><text:span text:style-name="T29">=</text:span><text:span text:style-name="T33">'true'</text:span><text:span text:style-name="T31">][</text:span><text:span text:style-name="T32">normalize-</text:span><text:span text:style-name="T32">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 </text:span><text:span text:style-name="T29">-</text:span><text:span text:style-name="T31"> </text:span><text:span text:style-name="T32">sum</text:span><text:span text:style-name="T31">(..</text:span><text:span text:style-name="T29">/../../</text:span><text:span text:style-name="T30">cac:AllowanceCharge</text:span><text:span text:style-name="T31">[</text:span><text:span text:style-name="T30">cbc:ChargeIn</text:span><text:span text:style-name="T30">dicator</text:span><text:span text:style-name="T29">=</text:span><text:span text:style-name="T33">'false'</text:span><text:span text:style-name="T31">][</text:span><text:span text:style-name="T32">normalize-</text:span><text:span text:style-name="T32">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10</text:p>
          </table:table-cell>
          <table:table-cell table:style-name="ce35" office:value-type="string">
            <text:p>not(cbc:TaxExemptionReason) and <text:s/>not(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E-01</text:p>
          </table:table-cell>
          <table:table-cell table:style-name="ce50" office:value-type="string">
            <text:p><text:span text:style-name="T34">((exists(//cac:TaxCategory/cbc:ID[</text:span><text:span text:style-name="T15">normalize-space(</text:span><text:span text:style-name="T34">.) = </text:span><text:span text:style-name="T34">'E']) or </text:span><text:span text:style-name="T34">exists(//cac:ClassifiedTaxCategory/cbc:ID[</text:span><text:span text:style-name="T15">normalize-</text:span><text:span text:style-name="T15">space(</text:span><text:span text:style-name="T34">.) = 'E'])) and </text:span><text:span text:style-name="T34">(count(cac:TaxTotal/cac:TaxSubtotal/cac:TaxCategory/cb</text:span><text:span text:style-name="T34">c:ID[</text:span><text:span text:style-name="T15">normalize-space(</text:span><text:span text:style-name="T34">.) = 'E']) = 1)) or </text:span><text:span text:style-name="T34">(not(</text:span><text:span text:style-name="T15">//cac:TaxCategory/cbc:ID[normalize-space(.) = </text:span><text:span text:style-name="T15">'E']) and </text:span><text:span text:style-name="T15">not(//cac:ClassifiedTaxCategory/cbc:ID[normalize-</text:span><text:span text:style-name="T15">space(.) = 'E']))</text:span></text:p>
          </table:table-cell>
          <table:table-cell table:number-columns-repeated="4"/>
          <table:table-cell table:style-name="ce16"/>
          <table:table-cell table:style-name="ce8"/>
          <table:table-cell table:number-columns-repeated="1015"/>
        </table:table-row>
        <table:table-row table:style-name="ro11">
          <table:table-cell office:value-type="string">
            <text:p>model</text:p>
          </table:table-cell>
          <table:table-cell table:style-name="ce8" office:value-type="string">
            <text:p>BR-E-02</text:p>
          </table:table-cell>
          <table:table-cell table:style-name="ce47" office:value-type="string">
            <text:p><text:span text:style-name="T3">(exists(//</text:span><text:span text:style-name="T15">cac:ClassifiedTaxCategory[normalize-</text:span><text:span text:style-name="T15">space(cbc:ID) = 'E']</text:span><text:span text:style-name="T3">) and </text:span><text:span text:style-name="T3">(exists(//cac:AccountingSupplierParty/cac:Party/cac:Part</text:span><text:span text:style-name="T3">yTaxScheme/cbc:CompanyID) or </text:span><text:span text:style-name="T10">exists(//</text:span><text:span text:style-name="T23">cac:TaxRepresentativeParty/cac:PartyTaxSchem</text:span><text:span text:style-name="T23">e/cbc:CompanyID))) or </text:span><text:span text:style-name="T23">not(exists(//cac:ClassifiedTaxCategory[</text:span><text:span text:style-name="T24">normalize-</text:span><text:span text:style-name="T24">space(</text:span><text:span text:style-name="T23">cbc:ID) = 'E']))</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3</text:p>
          </table:table-cell>
          <table:table-cell table:style-name="ce47" office:value-type="string">
            <text:p><text:span text:style-name="T3">(exists(//</text:span><text:span text:style-name="T15">cac:AllowanceCharge[cbc:ChargeIndicator='fals</text:span><text:span text:style-name="T15">e']/cac:TaxCategory[normalize-space(cbc:ID)='E']</text:span><text:span text:style-name="T3">) and </text:span><text:span text:style-name="T3">(exists(//cac:AccountingSupplierParty/cac:Party/cac:Part</text:span><text:span text:style-name="T3">yTaxScheme/cbc:CompanyID) or </text:span><text:span text:style-name="T35">exists(//cac:AccountingSupplierParty/cac:Party/cac:Party</text:span><text:span text:style-name="T35">TaxScheme/cbc:CompanyID[@schemeID != 'VAT']) or</text:span><text:span text:style-name="T3"> </text:span><text:span text:style-name="T10">exists(//</text:span><text:span text:style-name="T23">cac:TaxRepresentativeParty/cac:PartyTaxSchem</text:span><text:span text:style-name="T23">e/cbc:CompanyID))) or </text:span><text:span text:style-name="T23">not(exists(</text:span><text:span text:style-name="T36">//</text:span><text:span text:style-name="T37">cac:AllowanceCharge[cbc:ChargeIndicator='false']/cac:TaxCategory[normali</text:span><text:span text:style-name="T37">ze-space(cbc:ID)='E']</text:span><text:span text:style-name="T23">))</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4</text:p>
          </table:table-cell>
          <table:table-cell table:style-name="ce12" office:value-type="string">
            <text:p><text:span text:style-name="T27">(exists(//</text:span><text:span text:style-name="T15">cac:AllowanceCharge[cbc:ChargeIndicator='tru</text:span><text:span text:style-name="T15">e']/cac:TaxCategory[normalize-space(cbc:ID)='E']</text:span><text:span text:style-name="T27">) and </text:span><text:span text:style-name="T27">(exists(//cac:AccountingSupplierParty/cac:Party/cac:Part</text:span><text:span text:style-name="T27">yTaxScheme/cbc:CompanyID)or</text:span><text:span text:style-name="T15"> </text:span><text:span text:style-name="T15">exists(//cac:AccountingSupplierParty/cac:Party/cac:Party</text:span><text:span text:style-name="T15">TaxScheme/cbc:CompanyID[@schemeID != 'VAT']) or</text:span><text:span text:style-name="T27"> </text:span><text:span text:style-name="T27">exists(//</text:span><text:span text:style-name="T14">cac:TaxRepresentativeParty/cac:PartyTaxSchem</text:span><text:span text:style-name="T14">e/cbc:CompanyID))) or </text:span><text:span text:style-name="T14">not(exists(</text:span><text:span text:style-name="T37">//</text:span><text:span text:style-name="T28">cac:AllowanceCharge[cbc:ChargeIndicator='t</text:span><text:span text:style-name="T28">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5</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6</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7</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28">
          <table:table-cell office:value-type="string">
            <text:p>model</text:p>
          </table:table-cell>
          <table:table-cell table:style-name="ce8" office:value-type="string">
            <text:p>BR-E-08</text:p>
          </table:table-cell>
          <table:table-cell table:style-name="ce49" office:value-type="string">
            <text:p>../cbc:TaxableAmount = (sum(../../../cac:InvoiceLine[normalize-space(cac:Item/cac:ClassifiedTaxCategory/cbc:ID)='E']/xs:decimal(cbc:LineExtensionAmount)) + sum(../../../cac:AllowanceCharge[cbc:ChargeIndicator='true'][cac:TaxCategory/cbc:ID='E']/xs:decimal(cbc:Amount)) - sum(../../../cac:AllowanceCharge[cbc:ChargeIndicator='false'][normalize-space(cac:TaxCategory/cbc:ID)='E']/xs:decimal(cbc:Amount)))</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9</text:p>
          </table:table-cell>
          <table:table-cell table:style-name="ce35" office:value-type="string">
            <text:p>../cbc:TaxAmount = 0</text:p>
          </table:table-cell>
          <table:table-cell table:number-columns-repeated="4"/>
          <table:table-cell table:style-name="ce16"/>
          <table:table-cell table:style-name="ce8"/>
          <table:table-cell table:number-columns-repeated="1015"/>
        </table:table-row>
        <table:table-row table:style-name="ro7">
          <table:table-cell table:style-name="Default" office:value-type="string">
            <text:p>model</text:p>
          </table:table-cell>
          <table:table-cell table:style-name="ce8" office:value-type="string">
            <text:p>BR-E-10</text:p>
          </table:table-cell>
          <table:table-cell table:style-name="ce35" office:value-type="string">
            <text:p>exists(cbc:TaxExemptionReason) or exists(cbc:TaxExemptionReasonCode)</text:p>
          </table:table-cell>
          <table:table-cell table:style-name="Default" table:number-columns-repeated="4"/>
          <table:table-cell table:style-name="ce66"/>
          <table:table-cell table:style-name="ce67"/>
          <table:table-cell table:style-name="Default" table:number-columns-repeated="1015"/>
        </table:table-row>
        <table:table-row table:style-name="ro9">
          <table:table-cell office:value-type="string">
            <text:p>model</text:p>
          </table:table-cell>
          <table:table-cell table:style-name="ce8" office:value-type="string">
            <text:p>BR-AE-01</text:p>
          </table:table-cell>
          <table:table-cell table:style-name="ce46"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2</text:p>
          </table:table-cell>
          <table:table-cell table:style-name="ce47" office:value-type="string">
            <text:p><text:span text:style-name="T3">(exists(//</text:span><text:span text:style-name="T15">cac:ClassifiedTaxCategory[normalize-</text:span><text:span text:style-name="T15">space(cbc:ID) = 'AE']</text:span><text:span text:style-name="T3">) and </text:span><text:span text:style-name="T3">(exists(//cac:AccountingSupplierParty/cac:Party/cac:Part</text:span><text:span text:style-name="T3">yTaxScheme/cbc:CompanyID) <text:s/>or </text:span><text:span text:style-name="T10">exists(//</text:span><text:span text:style-name="T23">cac:TaxRepresentativeParty/cac:PartyTaxSchem</text:span><text:span text:style-name="T23">e/cbc:CompanyID)) and </text:span><text:span text:style-name="T23">(exists(//cac:AccountingCustomerParty/cac:Party/cac:Pa</text:span><text:span text:style-name="T23">rtyTaxScheme/cbc:CompanyID))) or </text:span><text:span text:style-name="T23">not(exists(//cac:ClassifiedTaxCategory[</text:span><text:span text:style-name="T24">normalize-</text:span><text:span text:style-name="T24">space(</text:span><text:span text:style-name="T23">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3</text:p>
          </table:table-cell>
          <table:table-cell table:style-name="ce47" office:value-type="string">
            <text:p><text:span text:style-name="T3">(exists(//</text:span><text:span text:style-name="T15">cac:AllowanceCharge[cbc:ChargeIndicator='fals</text:span><text:span text:style-name="T15">e']/cac:TaxCategory[normalize-space(cbc:ID) = 'AE']</text:span><text:span text:style-name="T3">) </text:span><text:span text:style-name="T3">and </text:span><text:span text:style-name="T3">(exists(//cac:AccountingSupplierParty/cac:Party/cac:Part</text:span><text:span text:style-name="T3">yTaxScheme/cbc:CompanyID) <text:s/>or </text:span><text:span text:style-name="T10">exists(//</text:span><text:span text:style-name="T23">cac:TaxRepresentativeParty/cac:PartyTaxSchem</text:span><text:span text:style-name="T23">e/cbc:CompanyID)) and </text:span><text:span text:style-name="T23">(exists(//cac:AccountingCustomerParty/cac:Party/cac:Pa</text:span><text:span text:style-name="T23">rtyTaxScheme/cbc:CompanyID))) or </text:span><text:span text:style-name="T23">not(exists(//cac:AllowanceCharge[cbc:ChargeIndicator='</text:span><text:span text:style-name="T23">false']/cac:TaxCategory[</text:span><text:span text:style-name="T24">normalize-space(</text:span><text:span text:style-name="T23">cbc:ID) = </text:span><text:span text:style-name="T23">'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4</text:p>
          </table:table-cell>
          <table:table-cell table:style-name="ce47" office:value-type="string">
            <text:p><text:span text:style-name="T3">(exists(//</text:span><text:span text:style-name="T15">cac:AllowanceCharge[cbc:ChargeIndicator='tru</text:span><text:span text:style-name="T15">e']/cac:TaxCategory[normalize-space(cbc:ID) = 'AE']</text:span><text:span text:style-name="T3">) </text:span><text:span text:style-name="T3">and </text:span><text:span text:style-name="T3">(exists(//cac:AccountingSupplierParty/cac:Party/cac:Part</text:span><text:span text:style-name="T3">yTaxScheme/cbc:CompanyID) <text:s/>or </text:span><text:span text:style-name="T10">exists(//</text:span><text:span text:style-name="T23">cac:TaxRepresentativeParty/cac:PartyTaxSchem</text:span><text:span text:style-name="T23">e/cbc:CompanyID)) and </text:span><text:span text:style-name="T23">(exists(//cac:AccountingCustomerParty/cac:Party/cac:Pa</text:span><text:span text:style-name="T23">rtyTaxScheme/cbc:CompanyID))) or </text:span><text:span text:style-name="T23">not(exists(//cac:AllowanceCharge[cbc:ChargeIndicator='</text:span><text:span text:style-name="T23">true']/cac:TaxCategory[</text:span><text:span text:style-name="T24">normalize-space(</text:span><text:span text:style-name="T23">cbc:ID) = </text:span><text:span text:style-name="T23">'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AE-08</text:p>
          </table:table-cell>
          <table:table-cell table:style-name="ce46" office:value-type="string">
            <text:p><text:span text:style-name="T21">../cbc:TaxableAmount = </text:span><text:span text:style-name="T21">(sum(../../../cac:InvoiceLine[</text:span><text:span text:style-name="T22">normalize-</text:span><text:span text:style-name="T22">space(</text:span><text:span text:style-name="T21">cac:Item/cac:ClassifiedTaxCategory/cbc:ID)='AE</text:span><text:span text:style-name="T21">']/xs:decimal(cbc:LineExtensionAmount)) + </text:span><text:span text:style-name="T21">sum(../../../cac:AllowanceCharge[cbc:ChargeIndicat</text:span><text:span text:style-name="T21">or='true'][normalize-</text:span><text:span text:style-name="T21">space(cac:TaxCategory/cbc:ID)='AE']/xs:decimal(cb</text:span><text:span text:style-name="T21">c:Amount)) - <text:s/></text:span><text:span text:style-name="T21">sum(../../../cac:AllowanceCharge[cbc:ChargeIndicat</text:span><text:span text:style-name="T21">or='false'][</text:span><text:span text:style-name="T22">normalize-</text:span><text:span text:style-name="T22">space(</text:span><text:span text:style-name="T21">cac:TaxCategory/cbc:ID)='AE']/xs:decimal(cbc:A</text:span><text:span text:style-name="T21">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IC-01</text:p>
          </table:table-cell>
          <table:table-cell table:style-name="ce46" office:value-type="string">
            <text:p><text:span text:style-name="T25">((exists(//cac:TaxCategory/cbc:ID[</text:span><text:span text:style-name="T26">normalize-space(</text:span><text:span text:style-name="T25">.) = </text:span><text:span text:style-name="T25">'IC']) or </text:span><text:span text:style-name="T25">exists(//cac:ClassifiedTaxCategory/cbc:ID[</text:span><text:span text:style-name="T26">normalize-</text:span><text:span text:style-name="T26">space(</text:span><text:span text:style-name="T25">.) = 'IC'])) and </text:span><text:span text:style-name="T25">(count(cac:TaxTotal/cac:TaxSubtotal/cac:TaxCategory/cb</text:span><text:span text:style-name="T25">c:ID[</text:span><text:span text:style-name="T26">normalize-space(</text:span><text:span text:style-name="T25">.) = 'IC']) = 1)) or </text:span><text:span text:style-name="T25">(not(</text:span><text:span text:style-name="T26">//cac:TaxCategory/cbc:ID[normalize-space(.) = </text:span><text:span text:style-name="T26">'IC']) and </text:span><text:span text:style-name="T26">not(//cac:ClassifiedTaxCategory/cbc:ID[normalize-</text:span><text:span text:style-name="T26">space(.) = '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2</text:p>
          </table:table-cell>
          <table:table-cell table:style-name="ce47" office:value-type="string">
            <text:p><text:span text:style-name="T3">(exists(//</text:span><text:span text:style-name="T15">cac:ClassifiedTaxCategory[normalize-</text:span><text:span text:style-name="T15">space(cbc:ID) = 'IC']</text:span><text:span text:style-name="T3">) and </text:span><text:span text:style-name="T3">(exists(//cac:AccountingSupplierParty/cac:Party/cac:Part</text:span><text:span text:style-name="T3">yTaxScheme/cbc:CompanyID) or </text:span><text:span text:style-name="T10">exists(//</text:span><text:span text:style-name="T23">cac:TaxRepresentativeParty/cac:PartyTaxSchem</text:span><text:span text:style-name="T23">e/cbc:CompanyID)) and </text:span><text:span text:style-name="T23">(exists(//cac:AccountingCustomerParty/cac:Party/cac:Pa</text:span><text:span text:style-name="T23">rtyTaxScheme/cbc:CompanyID))) or </text:span><text:span text:style-name="T23">not(//cac:ClassifiedTaxCategory[</text:span><text:span text:style-name="T24">normalize-space(</text:span><text:span text:style-name="T23">cbc:ID) </text:span><text:span text:style-name="T23">= '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3</text:p>
          </table:table-cell>
          <table:table-cell table:style-name="ce47" office:value-type="string">
            <text:p><text:span text:style-name="T3">(exists(//</text:span><text:span text:style-name="T15">cac:AllowanceCharge[cbc:ChargeIndicator='fals</text:span><text:span text:style-name="T15">e']/cac:TaxCategory[normalize-space(cbc:ID) = 'IC']</text:span><text:span text:style-name="T3">) </text:span><text:span text:style-name="T3">and </text:span><text:span text:style-name="T3">(exists(//cac:AccountingSupplierParty/cac:Party/cac:Part</text:span><text:span text:style-name="T3">yTaxScheme/cbc:CompanyID) <text:s/>or </text:span><text:span text:style-name="T10">exists(//</text:span><text:span text:style-name="T23">cac:TaxRepresentativeParty/cac:PartyTaxSchem</text:span><text:span text:style-name="T23">e/cbc:CompanyID)) and </text:span><text:span text:style-name="T23">(exists(//cac:AccountingCustomerParty/cac:Party/cac:Pa</text:span><text:span text:style-name="T23">rtyTaxScheme/cbc:CompanyID))) or </text:span><text:span text:style-name="T23">not(exists(</text:span><text:span text:style-name="T36">//</text:span><text:span text:style-name="T37">cac:AllowanceCharge[cbc:ChargeIndicator='false']/cac:TaxCategory[normali</text:span><text:span text:style-name="T37">ze-space(cbc:ID) = 'IC']</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4</text:p>
          </table:table-cell>
          <table:table-cell table:style-name="ce47" office:value-type="string">
            <text:p><text:span text:style-name="T3">(exists(//</text:span><text:span text:style-name="T15">cac:AllowanceCharge[cbc:ChargeIndicator='tru</text:span><text:span text:style-name="T15">e']/cac:TaxCategory[normalize-space(cbc:ID) = 'IC']</text:span><text:span text:style-name="T3">) </text:span><text:span text:style-name="T3">and </text:span><text:span text:style-name="T3">(exists(//cac:AccountingSupplierParty/cac:Party/cac:Part</text:span><text:span text:style-name="T3">yTaxScheme/cbc:CompanyID) <text:s/>or </text:span><text:span text:style-name="T10">exists(//</text:span><text:span text:style-name="T23">cac:TaxRepresentativeParty/cac:PartyTaxSchem</text:span><text:span text:style-name="T23">e/cbc:CompanyID)) and </text:span><text:span text:style-name="T23">(exists(//cac:AccountingCustomerParty/cac:Party/cac:Pa</text:span><text:span text:style-name="T23">rtyTaxScheme/cbc:CompanyID))) or </text:span><text:span text:style-name="T23">not(exists(</text:span><text:span text:style-name="T36">//</text:span><text:span text:style-name="T37">cac:AllowanceCharge[cbc:ChargeIndicator='true']/cac:TaxCategory[normaliz</text:span><text:span text:style-name="T37">e-space(cbc:ID) = 'IC']</text:span><text:span text:style-name="T23">))</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C-08</text:p>
          </table:table-cell>
          <table:table-cell table:style-name="ce46" office:value-type="string">
            <text:p><text:span text:style-name="T21">../cbc:TaxableAmount = </text:span><text:span text:style-name="T21">(sum(../../../cac:InvoiceLine[</text:span><text:span text:style-name="T22">normalize-</text:span><text:span text:style-name="T22">space(</text:span><text:span text:style-name="T21">cac:Item/cac:ClassifiedTaxCategory/cbc:ID)='IC'</text:span><text:span text:style-name="T21">]/xs:decimal(cbc:LineExtensionAmount)) + </text:span><text:span text:style-name="T21">sum(../../../cac:AllowanceCharge[cbc:ChargeIndicat</text:span><text:span text:style-name="T21">or='true'][normalize-</text:span><text:span text:style-name="T21">space(cac:TaxCategory/cbc:ID)='IC']/xs:decimal(cb</text:span><text:span text:style-name="T21">c:Amount)) - </text:span><text:span text:style-name="T21">sum(../../../cac:AllowanceCharge[cbc:ChargeIndicat</text:span><text:span text:style-name="T21">or='false'][normalize-</text:span><text:span text:style-name="T21">space(cac:TaxCategory/cbc:ID)='IC']/xs:decimal(cb</text:span><text:span text:style-name="T21">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1</text:p>
          </table:table-cell>
          <table:table-cell table:style-name="ce34"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2</text:p>
          </table:table-cell>
          <table:table-cell table:style-name="ce51"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1</text:p>
          </table:table-cell>
          <table:table-cell table:style-name="ce50" office:value-type="string">
            <text:p><text:span text:style-name="T34">((exists(//cac:TaxCategory/cbc:ID[</text:span><text:span text:style-name="T15">normalize-space(</text:span><text:span text:style-name="T34">.) = </text:span><text:span text:style-name="T34">'G']) or </text:span><text:span text:style-name="T34">exists(//cac:ClassifiedTaxCategory/cbc:ID[</text:span><text:span text:style-name="T15">normalize-</text:span><text:span text:style-name="T15">space(</text:span><text:span text:style-name="T34">.) = 'G'])) and </text:span><text:span text:style-name="T34">(count(cac:TaxTotal/cac:TaxSubtotal/cac:TaxCategory/cb</text:span><text:span text:style-name="T34">c:ID[</text:span><text:span text:style-name="T15">normalize-space(</text:span><text:span text:style-name="T34">.) = 'G']) = 1)) or </text:span><text:span text:style-name="T34">(not(</text:span><text:span text:style-name="T15">//cac:TaxCategory/cbc:ID[normalize-space(.) = </text:span><text:span text:style-name="T15">'G']) and </text:span><text:span text:style-name="T15">not(//cac:ClassifiedTaxCategory/cbc:ID[normalize-</text:span><text:span text:style-name="T15">space(.) = '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2</text:p>
          </table:table-cell>
          <table:table-cell table:style-name="ce47" office:value-type="string">
            <text:p><text:span text:style-name="T3">(exists(//</text:span><text:span text:style-name="T15">cac:ClassifiedTaxCategory[normalize-</text:span><text:span text:style-name="T15">space(cbc:ID) = 'G']</text:span><text:span text:style-name="T3">) and </text:span><text:span text:style-name="T3">(exists(//cac:AccountingSupplierParty/cac:Party/cac:Part</text:span><text:span text:style-name="T3">yTaxScheme/cbc:CompanyID) <text:s/>or </text:span><text:span text:style-name="T10">exists(//</text:span><text:span text:style-name="T23">cac:TaxRepresentativeParty/cac:PartyTaxSchem</text:span><text:span text:style-name="T23">e/cbc:CompanyID))) or </text:span><text:span text:style-name="T23">not(exists(//cac:ClassifiedTaxCategory[</text:span><text:span text:style-name="T24">normalize-</text:span><text:span text:style-name="T24">space(</text:span><text:span text:style-name="T23">cbc:ID) = '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3</text:p>
          </table:table-cell>
          <table:table-cell table:style-name="ce47" office:value-type="string">
            <text:p><text:span text:style-name="T3">(exists(//</text:span><text:span text:style-name="T15">cac:AllowanceCharge[cbc:ChargeIndicator='fals</text:span><text:span text:style-name="T15">e']/cac:TaxCategory[normalize-space(cbc:ID)='G']</text:span><text:span text:style-name="T3">) and </text:span><text:span text:style-name="T3">(exists(//cac:AccountingSupplierParty/cac:Party/cac:Part</text:span><text:span text:style-name="T3">yTaxScheme/cbc:CompanyID) <text:s/>or </text:span><text:span text:style-name="T10">exists(//</text:span><text:span text:style-name="T23">cac:TaxRepresentativeParty/cac:PartyTaxSchem</text:span><text:span text:style-name="T23">e/cbc:CompanyID))) or </text:span><text:span text:style-name="T23">not(exists(//</text:span><text:span text:style-name="T24">cac:AllowanceCharge[cbc:ChargeIndicator='</text:span><text:span text:style-name="T24">false']/cac:TaxCategory[normalize-space(cbc:ID)='G']</text:span><text:span text:style-name="T23">))</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4</text:p>
          </table:table-cell>
          <table:table-cell table:style-name="ce47" office:value-type="string">
            <text:p><text:span text:style-name="T3">(exists(//</text:span><text:span text:style-name="T15">cac:AllowanceCharge[cbc:ChargeIndicator='tru</text:span><text:span text:style-name="T15">e']/cac:TaxCategory[normalize-space(cbc:ID)='G']</text:span><text:span text:style-name="T3">) and </text:span><text:span text:style-name="T3">(exists(//cac:AccountingSupplierParty/cac:Party/cac:Part</text:span><text:span text:style-name="T3">yTaxScheme/cbc:CompanyID) <text:s/>or </text:span><text:span text:style-name="T10">exists(//</text:span><text:span text:style-name="T23">cac:TaxRepresentativeParty/cac:PartyTaxSchem</text:span><text:span text:style-name="T23">e/cbc:CompanyID))) or </text:span><text:span text:style-name="T23">not(exists(//</text:span><text:span text:style-name="T24">cac:AllowanceCharge[cbc:ChargeIndicator='</text:span><text:span text:style-name="T24">true']/cac:TaxCategory[normalize-space(cbc:ID)='G']</text:span><text:span text:style-name="T23">))</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8" office:value-type="string">
            <text:p>BR-G-08</text:p>
          </table:table-cell>
          <table:table-cell table:style-name="ce46" office:value-type="string">
            <text:p>../cbc:TaxableAmount = (sum(../../../cac:Invoic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O-01</text:p>
          </table:table-cell>
          <table:table-cell table:style-name="ce46" office:value-type="string">
            <text:p><text:span text:style-name="T25">((exists(//cac:TaxCategory/cbc:ID[</text:span><text:span text:style-name="T26">normalize-space(</text:span><text:span text:style-name="T25">.) = </text:span><text:span text:style-name="T25">'O']) or </text:span><text:span text:style-name="T25">exists(//cac:ClassifiedTaxCategory/cbc:ID[</text:span><text:span text:style-name="T26">normalize-</text:span><text:span text:style-name="T26">space(</text:span><text:span text:style-name="T25">.) = 'O'])) and </text:span><text:span text:style-name="T25">(count(cac:TaxTotal/cac:TaxSubtotal/cac:TaxCategory/cb</text:span><text:span text:style-name="T25">c:ID[</text:span><text:span text:style-name="T26">normalize-space(</text:span><text:span text:style-name="T25">.) = 'O']) = 1)) or </text:span><text:span text:style-name="T25">(not(</text:span><text:span text:style-name="T26">//cac:TaxCategory/cbc:ID[normalize-space(.) = </text:span><text:span text:style-name="T26">'O']) and </text:span><text:span text:style-name="T26">not(//cac:ClassifiedTaxCategory/cbc:ID[normalize-</text:span><text:span text:style-name="T26">space(.) = 'O']))</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O-02</text:p>
          </table:table-cell>
          <table:table-cell table:style-name="ce47" office:value-type="string">
            <text:p><text:span text:style-name="T3">(exists(//</text:span><text:span text:style-name="T15">cac:ClassifiedTaxCategory[normalize-</text:span><text:span text:style-name="T15">space(cbc:ID) = 'O']</text:span><text:span text:style-name="T3">) and </text:span><text:span text:style-name="T3">(not(//cac:AccountingSupplierParty/cac:Party/cac:PartyT</text:span><text:span text:style-name="T3">axScheme/cbc:CompanyID) and </text:span><text:span text:style-name="T27">not(//</text:span><text:span text:style-name="T14">cac:TaxRepresentativeParty/cac:PartyTaxScheme/c</text:span><text:span text:style-name="T14">bc:CompanyID) and <text:s/></text:span><text:span text:style-name="T14">not(//cac:AccountingCustomerParty/cac:Party/cac:PartyT</text:span><text:span text:style-name="T14">axScheme/cbc:CompanyID))) or </text:span><text:span text:style-name="T14">not(//cac:ClassifiedTaxCategory[</text:span><text:span text:style-name="T28">normalize-space(</text:span><text:span text:style-name="T14">cbc:ID) </text:span><text:span text:style-name="T14">= 'O'])</text:span></text:p>
          </table:table-cell>
          <table:table-cell table:number-columns-repeated="4"/>
          <table:table-cell table:style-name="ce16"/>
          <table:table-cell table:number-columns-repeated="1016"/>
        </table:table-row>
        <table:table-row table:style-name="ro31">
          <table:table-cell office:value-type="string">
            <text:p>model</text:p>
          </table:table-cell>
          <table:table-cell table:style-name="ce8" office:value-type="string">
            <text:p>BR-O-03</text:p>
          </table:table-cell>
          <table:table-cell table:style-name="ce52" office:value-type="string">
            <text:p><text:span text:style-name="T21">(exists(//cac:AllowanceCharge[cbc:ChargeIndicator</text:span><text:span text:style-name="T21">='false']/cac:TaxCategory[</text:span><text:span text:style-name="T22">normalize-space(</text:span><text:span text:style-name="T21">cbc:ID) = 'O']) </text:span><text:span text:style-name="T21">and </text:span><text:span text:style-name="T21">(not(//cac:AccountingSupplierParty/cac:Party/cac:P</text:span><text:span text:style-name="T21">artyTaxScheme/cbc:CompanyID) <text:s/>and </text:span><text:span text:style-name="T21">not(//cac:TaxRepresentativeParty/cac:PartyTaxSche</text:span><text:span text:style-name="T21">me/cbc:CompanyID) and </text:span><text:span text:style-name="T21">not(//cac:AccountingCustomerParty/cac:Party/cac:P</text:span><text:span text:style-name="T21">artyTaxScheme/cbc:CompanyID))) or </text:span><text:span text:style-name="T21">not(exists(//cac:AllowanceCharge[cbc:ChargeIndica</text:span><text:span text:style-name="T21">tor='false']/cac:TaxCategory[</text:span><text:span text:style-name="T22">normalize-space(</text:span><text:span text:style-name="T21">cbc:ID) = </text:span><text:span text:style-name="T21">'O']))</text:span></text:p>
          </table:table-cell>
          <table:table-cell table:number-columns-repeated="4"/>
          <table:table-cell table:style-name="ce16"/>
          <table:table-cell table:number-columns-repeated="1016"/>
        </table:table-row>
        <table:table-row table:style-name="ro31">
          <table:table-cell office:value-type="string">
            <text:p>model</text:p>
          </table:table-cell>
          <table:table-cell table:style-name="ce8" office:value-type="string">
            <text:p>BR-O-04</text:p>
          </table:table-cell>
          <table:table-cell table:style-name="ce53" office:value-type="string">
            <text:p><text:span text:style-name="T21">(exists(//cac:AllowanceCharge[cbc:ChargeIndicator</text:span><text:span text:style-name="T21">='true']/cac:TaxCategory[</text:span><text:span text:style-name="T22">normalize-space(</text:span><text:span text:style-name="T21">cbc:ID) = 'O']) </text:span><text:span text:style-name="T21">and </text:span><text:span text:style-name="T21">(not(//cac:AccountingSupplierParty/cac:Party/cac:P</text:span><text:span text:style-name="T21">artyTaxScheme/cbc:CompanyID) <text:s/>and </text:span><text:span text:style-name="T21">not(//cac:TaxRepresentativeParty/cac:PartyTaxSche</text:span><text:span text:style-name="T21">me/cbc:CompanyID) and </text:span><text:span text:style-name="T21">not(//cac:AccountingCustomerParty/cac:Party/cac:P</text:span><text:span text:style-name="T21">artyTaxScheme/cbc:CompanyID))) or </text:span><text:span text:style-name="T21">not(exists(//cac:AllowanceCharge[cbc:ChargeIndica</text:span><text:span text:style-name="T21">tor='true']/cac:TaxCategory[</text:span><text:span text:style-name="T22">normalize-space(</text:span><text:span text:style-name="T21">cbc:ID) = </text:span><text:span text:style-name="T21">'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5</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6</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7</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O-08</text:p>
          </table:table-cell>
          <table:table-cell table:style-name="ce46" office:value-type="string">
            <text:p><text:span text:style-name="T21">../cbc:TaxableAmount = </text:span><text:span text:style-name="T21">(sum(../../../cac:InvoiceLine[</text:span><text:span text:style-name="T22">normalize-</text:span><text:span text:style-name="T22">space(</text:span><text:span text:style-name="T21">cac:Item/cac:ClassifiedTaxCategory/cbc:ID)='O'</text:span><text:span text:style-name="T21">]/xs:decimal(cbc:LineExtensionAmount)) + </text:span><text:span text:style-name="T21">sum(../../../cac:AllowanceCharge[cbc:ChargeIndicat</text:span><text:span text:style-name="T21">or='true'][</text:span><text:span text:style-name="T22">normalize-</text:span><text:span text:style-name="T22">space(</text:span><text:span text:style-name="T21">cac:TaxCategory/cbc:ID)='O']/xs:decimal(cbc:A</text:span><text:span text:style-name="T21">mount)) - </text:span><text:span text:style-name="T21">sum(../../../cac:AllowanceCharge[cbc:ChargeIndicat</text:span><text:span text:style-name="T21">or='false'][</text:span><text:span text:style-name="T22">normalize-</text:span><text:span text:style-name="T22">space(</text:span><text:span text:style-name="T21">cac:TaxCategory/cbc:ID)='O']/xs:decimal(cbc:A</text:span><text:span text:style-name="T21">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1</text:p>
          </table:table-cell>
          <table:table-cell table:style-name="ce34" office:value-type="string">
            <text:p><text:span text:style-name="T26">(exists(cac:TaxTotal/cac:TaxSubtotal/cac:TaxCategory/cb</text:span><text:span text:style-name="T26">c:ID[normalize-space(.) = 'O']) <text:s/>and </text:span><text:span text:style-name="T10">count(cac:TaxTotal/cac:TaxSubtotal/cac:TaxCategory[</text:span><text:span text:style-name="T26">nor</text:span><text:span text:style-name="T26">malize-space(</text:span><text:span text:style-name="T10">cbc:ID) != 'O']) = 0) or </text:span><text:span text:style-name="T10">not(</text:span><text:span text:style-name="T26">cac:TaxTotal/cac:TaxSubtotal/cac:TaxCategory/cbc:I</text:span><text:span text:style-name="T26">D[normalize-space(.) = 'O']</text:span><text:span text:style-name="T10">)</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2</text:p>
          </table:table-cell>
          <table:table-cell table:style-name="ce54" office:value-type="string">
            <text:p><text:span text:style-name="T15">(exists(cac:TaxTotal/cac:TaxSubtotal/cac:TaxCategory/cb</text:span><text:span text:style-name="T15">c:ID[normalize-space(.) = 'O']) <text:s/>and </text:span><text:span text:style-name="T27">count(//cac:ClassifiedTaxCategory[</text:span><text:span text:style-name="T15">normalize-</text:span><text:span text:style-name="T15">space(</text:span><text:span text:style-name="T27">cbc:ID) != 'O']) = 0) or </text:span><text:span text:style-name="T27">not(</text:span><text:span text:style-name="T15">cac:TaxTotal/cac:TaxSubtotal/cac:TaxCategory/cbc:I</text:span><text:span text:style-name="T15">D[normalize-space(.) = 'O']</text:span><text:span text:style-name="T27">)</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3</text:p>
          </table:table-cell>
          <table:table-cell table:style-name="ce54" office:value-type="string">
            <text:p><text:span text:style-name="T15">(exists(cac:TaxTotal/cac:TaxSubtotal/cac:TaxCategory/cb</text:span><text:span text:style-name="T15">c:ID[normalize-space(.) = 'O']) <text:s/>and </text:span><text:span text:style-name="T27">count(//cac:AllowanceCharge[cbc:ChargeIndicator='false</text:span><text:span text:style-name="T27">']/cac:TaxCategory[</text:span><text:span text:style-name="T15">normalize-space(</text:span><text:span text:style-name="T27">cbc:ID) != 'O']) = </text:span><text:span text:style-name="T27">0) or </text:span><text:span text:style-name="T27">not(</text:span><text:span text:style-name="T15">cac:TaxTotal/cac:TaxSubtotal/cac:TaxCategory/cbc:I</text:span><text:span text:style-name="T15">D[normalize-space(.) = 'O']</text:span><text:span text:style-name="T27">)</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4</text:p>
          </table:table-cell>
          <table:table-cell table:style-name="ce34" office:value-type="string">
            <text:p><text:span text:style-name="T26">(exists(cac:TaxTotal/cac:TaxSubtotal/cac:TaxCategory/cb</text:span><text:span text:style-name="T26">c:ID[normalize-space(.) = 'O']) <text:s/>and </text:span><text:span text:style-name="T10">count(//cac:AllowanceCharge[cbc:ChargeIndicator='true'</text:span><text:span text:style-name="T10">]/cac:TaxCategory[</text:span><text:span text:style-name="T26">normalize-space(</text:span><text:span text:style-name="T10">cbc:ID) != 'O']) = 0) </text:span><text:span text:style-name="T10">or </text:span><text:span text:style-name="T10">not(</text:span><text:span text:style-name="T26">cac:TaxTotal/cac:TaxSubtotal/cac:TaxCategory/cbc:I</text:span><text:span text:style-name="T26">D[normalize-space(.) = 'O']</text:span><text:span text:style-name="T10">)</text:span></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G-01</text:p>
          </table:table-cell>
          <table:table-cell table:style-name="ce46" office:value-type="string">
            <text:p><text:span text:style-name="T21">((count(//cac:AllowanceCharge/cac:TaxCategory[</text:span><text:span text:style-name="T22">norm</text:span><text:span text:style-name="T22">alize-space(</text:span><text:span text:style-name="T21">cbc:ID) = 'IG']) + </text:span><text:span text:style-name="T21">count(//cac:ClassifiedTaxCategory[</text:span><text:span text:style-name="T22">normalize-space(</text:span><text:span text:style-name="T21">cbc:ID) </text:span><text:span text:style-name="T21">= 'IG'])) &gt; 0 and </text:span><text:span text:style-name="T21">count(cac:TaxTotal/cac:TaxSubtotal/cac:TaxCategor</text:span><text:span text:style-name="T21">y[cbc:ID = 'IG']) &gt; 0) <text:s/>or </text:span><text:span text:style-name="T21">((count(//cac:AllowanceCharge/cac:TaxCategory[</text:span><text:span text:style-name="T22">norm</text:span><text:span text:style-name="T22">alize-space(</text:span><text:span text:style-name="T21">cbc:ID) = 'IG']) + </text:span><text:span text:style-name="T21">count(//cac:ClassifiedTaxCategory[</text:span><text:span text:style-name="T22">normalize-space(</text:span><text:span text:style-name="T21">cbc:ID) </text:span><text:span text:style-name="T21">= 'IG'])) = 0 and </text:span><text:span text:style-name="T21">count(cac:TaxTotal/cac:TaxSubtotal/cac:TaxCategor</text:span><text:span text:style-name="T21">y[</text:span><text:span text:style-name="T22">normalize-space(</text:span><text:span text:style-name="T21">cbc:ID) = 'IG'])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2</text:p>
          </table:table-cell>
          <table:table-cell table:style-name="ce47" office:value-type="string">
            <text:p><text:span text:style-name="T3">(exists(//</text:span><text:span text:style-name="T15">cac:ClassifiedTaxCategory[normalize-</text:span><text:span text:style-name="T15">space(cbc:ID) = 'IG']</text:span><text:span text:style-name="T3">) and </text:span><text:span text:style-name="T3">(exists(//cac:AccountingSupplierParty/cac:Party/cac:Part</text:span><text:span text:style-name="T3">yTaxScheme/cbc:CompanyID) or </text:span><text:span text:style-name="T3">exists(//cac:AccountingSupplierParty/cac:Party/cac:Party</text:span><text:span text:style-name="T3">LegalEntity/cbc:CompanyID) or </text:span><text:span text:style-name="T10">exists(//</text:span><text:span text:style-name="T23">cac:TaxRepresentativeParty/cac:PartyTaxSchem</text:span><text:span text:style-name="T23">e/cbc:CompanyID))) or </text:span><text:span text:style-name="T23">not(exists(//cac:ClassifiedTaxCategory[</text:span><text:span text:style-name="T24">normalize-</text:span><text:span text:style-name="T24">space(</text:span><text:span text:style-name="T23">cbc:ID) = 'IG']))</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3</text:p>
          </table:table-cell>
          <table:table-cell table:style-name="ce47" office:value-type="string">
            <text:p><text:span text:style-name="T3">(exists(//</text:span><text:span text:style-name="T15">cac:AllowanceCharge[cbc:ChargeIndicator='fals</text:span><text:span text:style-name="T15">e']/cac:TaxCategory[normalize-space(cbc:ID)='IG']</text:span><text:span text:style-name="T3">) and </text:span><text:span text:style-name="T3">(exists(//cac:AccountingSupplierParty/cac:Party/cac:Part</text:span><text:span text:style-name="T3">yTaxScheme/cbc:CompanyID) or </text:span><text:span text:style-name="T3">exists(//cac:AccountingSupplierParty/cac:Party/cac:Party</text:span><text:span text:style-name="T3">LegalEntity/cbc:CompanyID) or </text:span><text:span text:style-name="T10">exists(//</text:span><text:span text:style-name="T23">cac:TaxRepresentativeParty/cac:PartyTaxSchem</text:span><text:span text:style-name="T23">e/cbc:CompanyID))) or </text:span><text:span text:style-name="T23">not(exists(//</text:span><text:span text:style-name="T24">cac:AllowanceCharge[cbc:ChargeIndicator='</text:span><text:span text:style-name="T24">false']/cac:TaxCategory[normalize-space(cbc:ID)='IG']</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4</text:p>
          </table:table-cell>
          <table:table-cell table:style-name="ce47" office:value-type="string">
            <text:p><text:span text:style-name="T10">(exists(//</text:span><text:span text:style-name="T26">cac:AllowanceCharge[cbc:ChargeIndicator='tru</text:span><text:span text:style-name="T26">e']/cac:TaxCategory[cbc:ID='IG']</text:span><text:span text:style-name="T10">) and </text:span><text:span text:style-name="T10">(exists(//cac:AccountingSupplierParty/cac:Party/cac:Part</text:span><text:span text:style-name="T10">yTaxScheme/cbc:CompanyID) or </text:span><text:span text:style-name="T10">exists(//cac:AccountingSupplierParty/cac:Party/cac:Party</text:span><text:span text:style-name="T10">LegalEntity/cbc:CompanyID) or </text:span><text:span text:style-name="T10">exists(//</text:span><text:span text:style-name="T23">cac:TaxRepresentativeParty/cac:PartyTaxSchem</text:span><text:span text:style-name="T23">e/cbc:CompanyID))) or </text:span><text:span text:style-name="T23">not(exists(//</text:span><text:span text:style-name="T24">cac:AllowanceCharge[cbc:ChargeIndicator='</text:span><text:span text:style-name="T24">true']/cac:TaxCategory[cbc:ID='IG']</text:span><text:span text:style-name="T23">))</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5</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6</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7</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29">
          <table:table-cell office:value-type="string">
            <text:p>model</text:p>
          </table:table-cell>
          <table:table-cell table:style-name="ce8" office:value-type="string">
            <text:p>BR-IG-08</text:p>
          </table:table-cell>
          <table:table-cell table:style-name="ce46" office:value-type="string">
            <text:p>every $rate in cbc:Percent satisfies </text:p>
            <text:p><text:span text:style-name="T21">(../cbc:TaxableAmount = </text:span><text:span text:style-name="T21">(sum(../../../cac:InvoiceLine[</text:span><text:span text:style-name="T37">normalize-</text:span><text:span text:style-name="T37">space(</text:span><text:span text:style-name="T21">cac:Item/cac:ClassifiedTaxCategory/cbc:ID)='IG'</text:span><text:span text:style-name="T21">][cac:Item/cac:ClassifiedTaxCategory/cbc:Percent </text:span><text:span text:style-name="T21">=$rate]/xs:decimal(cbc:LineExtensionAmount)) + </text:span><text:span text:style-name="T21">sum(../../../cac:AllowanceCharge[cbc:ChargeIndicat</text:span><text:span text:style-name="T21">or='true'][</text:span><text:span text:style-name="T37">normalize-space(</text:span><text:span text:style-name="T21">cac:TaxCategory/cbc:ID)='IG']</text:span><text:span text:style-name="T21">[cac:TaxCategory/cbc:Percent = </text:span><text:span text:style-name="T21">$rate]/xs:decimal(cbc:Amount)) - </text:span><text:span text:style-name="T21">sum(../../../cac:AllowanceCharge[cbc:ChargeIndicat</text:span><text:span text:style-name="T21">or='false'][</text:span><text:span text:style-name="T37">normalize-space(</text:span><text:span text:style-name="T21">cac:TaxCategory/cbc:ID)='IG']</text:span><text:span text:style-name="T21">[cac:TaxCategory/cbc:Percent = </text:span><text:span text:style-name="T21">$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P-01</text:p>
          </table:table-cell>
          <table:table-cell table:style-name="ce46" office:value-type="string">
            <text:p><text:span text:style-name="T21">((count(//cac:AllowanceCharge/cac:TaxCategory[</text:span><text:span text:style-name="T37">norm</text:span><text:span text:style-name="T37">alize-space(</text:span><text:span text:style-name="T21">cbc:ID) = 'IP']) + </text:span><text:span text:style-name="T21">count(//cac:ClassifiedTaxCategory[</text:span><text:span text:style-name="T37">normalize-space(</text:span><text:span text:style-name="T21">cbc:ID) </text:span><text:span text:style-name="T21">= 'IP'])) &gt; 0 and </text:span><text:span text:style-name="T21">count(cac:TaxTotal/cac:TaxSubtotal/cac:TaxCategor</text:span><text:span text:style-name="T21">y[cbc:ID = 'IP']) &gt; 0) <text:s/>or </text:span><text:span text:style-name="T21">((count(//cac:AllowanceCharge/cac:TaxCategory[</text:span><text:span text:style-name="T37">norm</text:span><text:span text:style-name="T37">alize-space(</text:span><text:span text:style-name="T21">cbc:ID) = 'IP']) + </text:span><text:span text:style-name="T21">count(//cac:ClassifiedTaxCategory[</text:span><text:span text:style-name="T37">normalize-space(</text:span><text:span text:style-name="T21">cbc:ID) </text:span><text:span text:style-name="T21">= 'IP'])) = 0 and </text:span><text:span text:style-name="T21">count(cac:TaxTotal/cac:TaxSubtotal/cac:TaxCategor</text:span><text:span text:style-name="T21">y[</text:span><text:span text:style-name="T37">normalize-space(</text:span><text:span text:style-name="T21">cbc:ID) = 'IP'])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2</text:p>
          </table:table-cell>
          <table:table-cell table:style-name="ce47" office:value-type="string">
            <text:p><text:span text:style-name="T3">(exists(//</text:span><text:span text:style-name="T15">cac:ClassifiedTaxCategory[normalize-</text:span><text:span text:style-name="T15">space(cbc:ID) = 'IP']</text:span><text:span text:style-name="T3">) and </text:span><text:span text:style-name="T3">(exists(//cac:AccountingSupplierParty/cac:Party/cac:Part</text:span><text:span text:style-name="T3">yTaxScheme/cbc:CompanyID) or </text:span><text:span text:style-name="T27">exists(//cac:AccountingSupplierParty/cac:Party/cac:Party</text:span><text:span text:style-name="T27">LegalEntity/cbc:CompanyID) or </text:span><text:span text:style-name="T27">exists(//</text:span><text:span text:style-name="T14">cac:TaxRepresentativeParty/cac:PartyTaxSchem</text:span><text:span text:style-name="T14">e/cbc:CompanyID))) or </text:span><text:span text:style-name="T14">not(exists(//cac:ClassifiedTaxCategory[</text:span><text:span text:style-name="T28">normalize-</text:span><text:span text:style-name="T28">space(</text:span><text:span text:style-name="T14">cbc:ID) = 'IP']))</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3</text:p>
          </table:table-cell>
          <table:table-cell table:style-name="ce47" office:value-type="string">
            <text:p><text:span text:style-name="T3">(exists(//</text:span><text:span text:style-name="T15">cac:AllowanceCharge[cbc:ChargeIndicator='fals</text:span><text:span text:style-name="T15">e']/cac:TaxCategory[normalize-space(cbc:ID)='IP']</text:span><text:span text:style-name="T3">) and </text:span><text:span text:style-name="T3">(exists(//cac:AccountingSupplierParty/cac:Party/cac:Part</text:span><text:span text:style-name="T3">yTaxScheme/cbc:CompanyID) or </text:span><text:span text:style-name="T3">exists(//cac:AccountingSupplierParty/cac:Party/cac:Party</text:span><text:span text:style-name="T3">LegalEntity/cbc:CompanyID) or </text:span><text:span text:style-name="T10">exists(//</text:span><text:span text:style-name="T23">cac:TaxRepresentativeParty/cac:PartyTaxSchem</text:span><text:span text:style-name="T23">e/cbc:CompanyID))) or </text:span><text:span text:style-name="T23">not(exists(//</text:span><text:span text:style-name="T24">cac:AllowanceCharge[cbc:ChargeIndicator='</text:span><text:span text:style-name="T24">false']/cac:TaxCategory[normalize-space(cbc:ID)='IP']</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4</text:p>
          </table:table-cell>
          <table:table-cell table:style-name="ce47" office:value-type="string">
            <text:p><text:span text:style-name="T3">(exists(//</text:span><text:span text:style-name="T15">cac:AllowanceCharge[cbc:ChargeIndicator='tru</text:span><text:span text:style-name="T15">e']/cac:TaxCategory[normalize-space(cbc:ID)='IP']</text:span><text:span text:style-name="T3">) and </text:span><text:span text:style-name="T3">(exists(//cac:AccountingSupplierParty/cac:Party/cac:Part</text:span><text:span text:style-name="T3">yTaxScheme/cbc:CompanyID) or </text:span><text:span text:style-name="T3">exists(//cac:AccountingSupplierParty/cac:Party/cac:Party</text:span><text:span text:style-name="T3">LegalEntity/cbc:CompanyID) or </text:span><text:span text:style-name="T10">exists(//</text:span><text:span text:style-name="T23">cac:TaxRepresentativeParty/cac:PartyTaxSchem</text:span><text:span text:style-name="T23">e/cbc:CompanyID))) or </text:span><text:span text:style-name="T23">not(exists(//</text:span><text:span text:style-name="T24">cac:AllowanceCharge[cbc:ChargeIndicator='</text:span><text:span text:style-name="T24">true']/cac:TaxCategory[normalize-space(cbc:ID)='IP']</text:span><text:span text:style-name="T23">))</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5</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6</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7</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P-08</text:p>
          </table:table-cell>
          <table:table-cell table:style-name="ce46" office:value-type="string">
            <text:p>every <text:s/>$rate in cbc:Percent satisfies <text:span text:style-name="T21">(../cbc:TaxableAmount = </text:span><text:span text:style-name="T21">(sum(../../../cac:InvoiceLine[</text:span><text:span text:style-name="T37">normalize-</text:span><text:span text:style-name="T37">space(</text:span><text:span text:style-name="T21">cac:Item/cac:ClassifiedTaxCategory/cbc:ID)='IP'</text:span><text:span text:style-name="T21">][cac:Item/cac:ClassifiedTaxCategory/cbc:Percent </text:span><text:span text:style-name="T21">=$rate]/xs:decimal(cbc:LineExtensionAmount)) + </text:span><text:span text:style-name="T21">sum(../../../cac:AllowanceCharge[cbc:ChargeIndicat</text:span><text:span text:style-name="T21">or='true'][</text:span><text:span text:style-name="T38">normalize-</text:span><text:span text:style-name="T38">space(</text:span><text:span text:style-name="T21">cac:TaxCategory/cbc:ID)='IP']</text:span><text:span text:style-name="T21">[cac:TaxCategory/cbc:Percent = </text:span><text:span text:style-name="T21">$rate]/xs:decimal(cbc:Amount)) - </text:span><text:span text:style-name="T21">sum(../../../cac:AllowanceCharge[cbc:ChargeIndicat</text:span><text:span text:style-name="T21">or='false'][</text:span><text:span text:style-name="T37">normalize-space(</text:span><text:span text:style-name="T21">cac:TaxCategory/cbc:ID)='IP']</text:span><text:span text:style-name="T21">[cac:TaxCategory/cbc:Percent = </text:span><text:span text:style-name="T21">$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23">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23">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17">
          <table:table-cell table:style-name="ce20" office:value-type="string">
            <text:p>model</text:p>
          </table:table-cell>
          <table:table-cell table:style-name="ce20" office:value-type="string">
            <text:p>Amount due</text:p>
          </table:table-cell>
          <table:table-cell table:style-name="ce56" office:value-type="string">
            <text:p>cac:LegalMonetaryTotal/cbc:PayableAmount</text:p>
          </table:table-cell>
          <table:table-cell table:number-columns-repeated="1021"/>
        </table:table-row>
        <table:table-row table:style-name="ro23">
          <table:table-cell table:style-name="ce20" office:value-type="string">
            <text:p>model</text:p>
          </table:table-cell>
          <table:table-cell table:style-name="ce20" office:value-type="string">
            <text:p>Payee Financial Account</text:p>
          </table:table-cell>
          <table:table-cell table:style-name="ce57" office:value-type="string">
            <text:p>cac:PaymentMeans/cac:PayeeFinancialAccount</text:p>
          </table:table-cell>
          <table:table-cell table:number-columns-repeated="1021"/>
        </table:table-row>
        <table:table-row table:style-name="ro23">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23">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23">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23">
          <table:table-cell table:style-name="ce20" office:value-type="string">
            <text:p>model</text:p>
          </table:table-cell>
          <table:table-cell table:style-name="ce32" office:value-type="string">
            <text:p>Seller electronic address</text:p>
          </table:table-cell>
          <table:table-cell table:style-name="ce58" office:value-type="string">
            <text:p>cac:AccountingSupplierParty/cac:Party/cbc:EndpointID</text:p>
          </table:table-cell>
          <table:table-cell table:number-columns-repeated="1021"/>
        </table:table-row>
        <table:table-row table:style-name="ro23">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23">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23">
          <table:table-cell office:value-type="string">
            <text:p>model</text:p>
          </table:table-cell>
          <table:table-cell table:style-name="ce8" office:value-type="string">
            <text:p>Invoice Line </text:p>
          </table:table-cell>
          <table:table-cell office:value-type="string">
            <text:p>cac:InvoiceLine</text:p>
          </table:table-cell>
          <table:table-cell table:number-columns-repeated="1021"/>
        </table:table-row>
        <table:table-row table:style-name="ro23">
          <table:table-cell office:value-type="string">
            <text:p>model</text:p>
          </table:table-cell>
          <table:table-cell table:style-name="ce8" office:value-type="string">
            <text:p>Invoice Line Period </text:p>
          </table:table-cell>
          <table:table-cell office:value-type="string">
            <text:p>cac:InvoiceLine/cac:InvoicePeriod</text:p>
          </table:table-cell>
          <table:table-cell table:number-columns-repeated="1021"/>
        </table:table-row>
        <table:table-row table:style-name="ro23">
          <table:table-cell office:value-type="string">
            <text:p>model</text:p>
          </table:table-cell>
          <table:table-cell table:style-name="ce8" office:value-type="string">
            <text:p>Document level allowances </text:p>
          </table:table-cell>
          <table:table-cell table:style-name="ce57" office:value-type="string">
            <text:p>//ubl:Invoice/cac:AllowanceCharge[cbc:ChargeIndicator = 'false']</text:p>
          </table:table-cell>
          <table:table-cell table:number-columns-repeated="1021"/>
        </table:table-row>
        <table:table-row table:style-name="ro23">
          <table:table-cell office:value-type="string">
            <text:p>model</text:p>
          </table:table-cell>
          <table:table-cell table:style-name="ce8" office:value-type="string">
            <text:p>Document level charges </text:p>
          </table:table-cell>
          <table:table-cell table:style-name="ce57" office:value-type="string">
            <text:p>//ubl:Invoice/cac:AllowanceCharge[cbc:ChargeIndicator = 'true']</text:p>
          </table:table-cell>
          <table:table-cell table:number-columns-repeated="1021"/>
        </table:table-row>
        <table:table-row table:style-name="ro23">
          <table:table-cell office:value-type="string">
            <text:p>model</text:p>
          </table:table-cell>
          <table:table-cell table:style-name="ce8"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23">
          <table:table-cell office:value-type="string">
            <text:p>model</text:p>
          </table:table-cell>
          <table:table-cell table:style-name="ce8" office:value-type="string">
            <text:p>Invoice line charges </text:p>
          </table:table-cell>
          <table:table-cell office:value-type="string">
            <text:p>//cac:InvoiceLine/cac:AllowanceCharge[cbc:ChargeIndicator = 'true']</text:p>
          </table:table-cell>
          <table:table-cell table:number-columns-repeated="1021"/>
        </table:table-row>
        <table:table-row table:style-name="ro23">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23">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23">
          <table:table-cell office:value-type="string">
            <text:p>model</text:p>
          </table:table-cell>
          <table:table-cell table:style-name="ce8" office:value-type="string">
            <text:p>Card information </text:p>
          </table:table-cell>
          <table:table-cell table:style-name="ce59" office:value-type="string">
            <text:p>cac:PaymentMeans/cac:CardAccount</text:p>
          </table:table-cell>
          <table:table-cell table:number-columns-repeated="1021"/>
        </table:table-row>
        <table:table-row table:style-name="ro23">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23">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23">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23">
          <table:table-cell office:value-type="string">
            <text:p>model</text:p>
          </table:table-cell>
          <table:table-cell office:value-type="string">
            <text:p>Tax Total</text:p>
          </table:table-cell>
          <table:table-cell table:style-name="ce57" office:value-type="string">
            <text:p>//ubl:Invoice/cac:TaxTotal</text:p>
          </table:table-cell>
          <table:table-cell table:number-columns-repeated="1021"/>
        </table:table-row>
        <table:table-row table:style-name="ro23">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23">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23">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23">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60" office:value-type="string">
            <text:p><text:span text:style-name="T3">cac:AllowanceCharge[cbc:ChargeIndicator='true'</text:span><text:span text:style-name="T39">]/cac:Ta</text:span><text:span text:style-name="T39">xCategory[cbc:ID='S']</text:span></text:p>
          </table:table-cell>
          <table:table-cell table:number-columns-repeated="1021"/>
        </table:table-row>
        <table:table-row table:style-name="ro23">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23">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23">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39">]/cac:Ta</text:span><text:span text:style-name="T39">xCategory[cbc:ID='Z']</text:span></text:p>
          </table:table-cell>
          <table:table-cell table:number-columns-repeated="1021"/>
        </table:table-row>
        <table:table-row table:style-name="ro23">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23">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39">]/cac:Ta</text:span><text:span text:style-name="T39">xCategory[cbc:ID='E']</text:span></text:p>
          </table:table-cell>
          <table:table-cell table:number-columns-repeated="1021"/>
        </table:table-row>
        <table:table-row table:style-name="ro23">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23">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23">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39">]/cac:Ta</text:span><text:span text:style-name="T39">xCategory[cbc:ID='G']</text:span></text:p>
          </table:table-cell>
          <table:table-cell table:number-columns-repeated="1021"/>
        </table:table-row>
        <table:table-row table:style-name="ro23">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23">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23">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39">]/cac:Ta</text:span><text:span text:style-name="T39">xCategory[cbc:ID='AE']</text:span></text:p>
          </table:table-cell>
          <table:table-cell table:number-columns-repeated="1021"/>
        </table:table-row>
        <table:table-row table:style-name="ro23">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23">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23">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39">]/cac:Ta</text:span><text:span text:style-name="T39">xCategory[cbc:ID='IC']</text:span></text:p>
          </table:table-cell>
          <table:table-cell table:number-columns-repeated="1021"/>
        </table:table-row>
        <table:table-row table:style-name="ro23">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23">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23">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23">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60" office:value-type="string">
            <text:p><text:span text:style-name="T3">cac:AllowanceCharge[cbc:ChargeIndicator='true'</text:span><text:span text:style-name="T39">]/cac:Ta</text:span><text:span text:style-name="T39">xCategory[cbc:ID='O']</text:span></text:p>
          </table:table-cell>
          <table:table-cell table:number-columns-repeated="1021"/>
        </table:table-row>
        <table:table-row table:style-name="ro23">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23">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23">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60" office:value-type="string">
            <text:p><text:span text:style-name="T3">cac:AllowanceCharge[cbc:ChargeIndicator='true'</text:span><text:span text:style-name="T39">]/cac:Ta</text:span><text:span text:style-name="T39">xCategory[cbc:ID='IG']</text:span></text:p>
          </table:table-cell>
          <table:table-cell table:number-columns-repeated="1021"/>
        </table:table-row>
        <table:table-row table:style-name="ro23">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23">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23">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60" office:value-type="string">
            <text:p><text:span text:style-name="T3">cac:AllowanceCharge[cbc:ChargeIndicator='true'</text:span><text:span text:style-name="T39">]/cac:Ta</text:span><text:span text:style-name="T39">xCategory[cbc:ID='IP']</text:span></text:p>
          </table:table-cell>
          <table:table-cell table:number-columns-repeated="1021"/>
        </table:table-row>
        <table:table-row table:style-name="ro23">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23">
          <table:table-cell office:value-type="string">
            <text:p>model</text:p>
          </table:table-cell>
          <table:table-cell table:style-name="ce8" office:value-type="string">
            <text:p>Invoice </text:p>
          </table:table-cell>
          <table:table-cell table:style-name="ce57" office:value-type="string">
            <text:p>//ubl:Invoice</text:p>
          </table:table-cell>
          <table:table-cell table:number-columns-repeated="1021"/>
        </table:table-row>
        <table:table-row table:style-name="ro23">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32" office:value-type="string">
            <text:p>Deliver to address</text:p>
          </table:table-cell>
          <table:table-cell table:style-name="ce61" office:value-type="string">
            <text:p>cac:Delivery/cac:DeliveryLocation/cac:Address</text:p>
          </table:table-cell>
          <table:table-cell table:number-columns-repeated="1021"/>
        </table:table-row>
        <table:table-row table:style-name="ro23">
          <table:table-cell office:value-type="string">
            <text:p>model</text:p>
          </table:table-cell>
          <table:table-cell table:style-name="ce3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32" office:value-type="string">
            <text:p>Item standard identifier</text:p>
          </table:table-cell>
          <table:table-cell table:style-name="ce62"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32" office:value-type="string">
            <text:p>Item classification identifier</text:p>
          </table:table-cell>
          <table:table-cell table:style-name="ce62"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23" table:number-rows-repeated="1048331">
          <table:table-cell table:number-columns-repeated="1024"/>
        </table:table-row>
        <table:table-row table:style-name="ro23">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3">13/12/2016</text:date>, <text:time>16:37:55</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13T16:37:55</dc:date>
    <dc:creator>Oriol Bausà</dc:creator>
    <meta:editing-duration>P36DT10H7S</meta:editing-duration>
    <meta:editing-cycles>333</meta:editing-cycles>
    <meta:document-statistic meta:table-count="3" meta:cell-count="1711" meta:object-count="0"/>
  </office:meta>
</office:document-meta>
</file>